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20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1.91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2.568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685cm"/>
    </style:style>
    <style:style style:name="co23" style:family="table-column">
      <style:table-column-properties fo:break-before="auto" style:column-width="2.187cm"/>
    </style:style>
    <style:style style:name="co24" style:family="table-column">
      <style:table-column-properties fo:break-before="auto" style:column-width="3.90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nowFlakeHLSLProfilerData_SECOND_TEST_data_category_mainThread_fram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"/>
        <table:table-column table:style-name="co25" table:number-columns-repeated="4" table:default-cell-style-name="Default"/>
        <table:table-row table:style-name="ro1">
          <table:table-cell office:value-type="string" calcext:value-type="string">
            <text:p>frameIdx</text:p>
          </table:table-cell>
          <table:table-cell office:value-type="string" calcext:value-type="string">
            <text:p>Render(msec)</text:p>
          </table:table-cell>
          <table:table-cell office:value-type="string" calcext:value-type="string">
            <text:p>Scripts(msec)</text:p>
          </table:table-cell>
          <table:table-cell office:value-type="string" calcext:value-type="string">
            <text:p>Managed Jobs(msec)</text:p>
          </table:table-cell>
          <table:table-cell office:value-type="string" calcext:value-type="string">
            <text:p>Burst Jobs(msec)</text:p>
          </table:table-cell>
          <table:table-cell office:value-type="string" calcext:value-type="string">
            <text:p>GUI(msec)</text:p>
          </table:table-cell>
          <table:table-cell office:value-type="string" calcext:value-type="string">
            <text:p>Physics(msec)</text:p>
          </table:table-cell>
          <table:table-cell office:value-type="string" calcext:value-type="string">
            <text:p>Animation(msec)</text:p>
          </table:table-cell>
          <table:table-cell office:value-type="string" calcext:value-type="string">
            <text:p>AI(msec)</text:p>
          </table:table-cell>
          <table:table-cell office:value-type="string" calcext:value-type="string">
            <text:p>Audio(msec)</text:p>
          </table:table-cell>
          <table:table-cell office:value-type="string" calcext:value-type="string">
            <text:p>Audio Job(msec)</text:p>
          </table:table-cell>
          <table:table-cell office:value-type="string" calcext:value-type="string">
            <text:p>Audio Update Job(msec)</text:p>
          </table:table-cell>
          <table:table-cell office:value-type="string" calcext:value-type="string">
            <text:p>Video(msec)</text:p>
          </table:table-cell>
          <table:table-cell office:value-type="string" calcext:value-type="string">
            <text:p>Particles(msec)</text:p>
          </table:table-cell>
          <table:table-cell office:value-type="string" calcext:value-type="string">
            <text:p>Gi(msec)</text:p>
          </table:table-cell>
          <table:table-cell office:value-type="string" calcext:value-type="string">
            <text:p>Network(msec)</text:p>
          </table:table-cell>
          <table:table-cell office:value-type="string" calcext:value-type="string">
            <text:p>Loading(msec)</text:p>
          </table:table-cell>
          <table:table-cell office:value-type="string" calcext:value-type="string">
            <text:p>Other(msec)</text:p>
          </table:table-cell>
          <table:table-cell office:value-type="string" calcext:value-type="string">
            <text:p>GC(msec)</text:p>
          </table:table-cell>
          <table:table-cell office:value-type="string" calcext:value-type="string">
            <text:p>VSync(msec)</text:p>
          </table:table-cell>
          <table:table-cell office:value-type="string" calcext:value-type="string">
            <text:p>Overhead(msec)</text:p>
          </table:table-cell>
          <table:table-cell office:value-type="string" calcext:value-type="string">
            <text:p>PlayerLoop(msec)</text:p>
          </table:table-cell>
          <table:table-cell office:value-type="string" calcext:value-type="string">
            <text:p>Director(msec)</text:p>
          </table:table-cell>
          <table:table-cell office:value-type="string" calcext:value-type="string">
            <text:p>VR(msec)</text:p>
          </table:table-cell>
          <table:table-cell office:value-type="string" calcext:value-type="string">
            <text:p>NativeMem(msec)</text:p>
          </table:table-cell>
          <table:table-cell office:value-type="string" calcext:value-type="string">
            <text:p>Internal(msec)</text:p>
          </table:table-cell>
          <table:table-cell office:value-type="string" calcext:value-type="string">
            <text:p>FileIO(msec)</text:p>
          </table:table-cell>
          <table:table-cell office:value-type="string" calcext:value-type="string">
            <text:p>UI Layout(msec)</text:p>
          </table:table-cell>
          <table:table-cell office:value-type="string" calcext:value-type="string">
            <text:p>UI Render(msec)</text:p>
          </table:table-cell>
          <table:table-cell office:value-type="string" calcext:value-type="string">
            <text:p>VFX(msec)</text:p>
          </table:table-cell>
          <table:table-cell office:value-type="string" calcext:value-type="string">
            <text:p>Build Interface(msec)</text:p>
          </table:table-cell>
          <table:table-cell office:value-type="string" calcext:value-type="string">
            <text:p>Input(msec)</text:p>
          </table:table-cell>
          <table:table-cell office:value-type="string" calcext:value-type="string">
            <text:p>Virtual Texturing(msec)</text:p>
          </table:table-cell>
          <table:table-cell office:value-type="string" calcext:value-type="string">
            <text:p>Total(msec)</text:p>
          </table:table-cell>
          <table:table-cell office:value-type="string" calcext:value-type="string">
            <text:p>Variance(msec)</text:p>
          </table:table-cell>
          <table:table-cell office:value-type="string" calcext:value-type="string">
            <text:p>Standard Deviation(msec)</text:p>
          </table:table-cell>
          <table:table-cell office:value-type="string" calcext:value-type="string">
            <text:p>Standard Error(msec)</text:p>
          </table:table-cell>
          <table:table-cell office:value-type="string" calcext:value-type="string">
            <text:p>Mean(msec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870005" calcext:value-type="float">
            <text:p>0,06870005</text:p>
          </table:table-cell>
          <table:table-cell office:value-type="float" office:value="0.1588001" calcext:value-type="float">
            <text:p>0,15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09975" calcext:value-type="float">
            <text:p>0,0430997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9998" calcext:value-type="float">
            <text:p>0,032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:.AG2])" office:value-type="float" office:value="0.33239988" calcext:value-type="float">
            <text:p>0,33239988</text:p>
          </table:table-cell>
          <table:table-cell table:formula="of:=COM.MICROSOFT.VAR.P([.AH2:.AH301])" office:value-type="float" office:value="0.00498363642947152" calcext:value-type="float">
            <text:p>0,004983636429472</text:p>
          </table:table-cell>
          <table:table-cell table:formula="of:=COM.MICROSOFT.STDEV.P([.AH2:.AH301])" office:value-type="float" office:value="0.0705948753768397" calcext:value-type="float">
            <text:p>0,07059487537684</text:p>
          </table:table-cell>
          <table:table-cell table:formula="of:=([.AJ2])/(SQRT(COUNT([.AH2:.AH301])))" office:value-type="float" office:value="0.00407579703022265" calcext:value-type="float">
            <text:p>0,004075797030223</text:p>
          </table:table-cell>
          <table:table-cell table:formula="of:=AVERAGE([.AH2:.AH301])" office:value-type="float" office:value="0.370625299618" calcext:value-type="float">
            <text:p>0,370625299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90005" calcext:value-type="float">
            <text:p>0,07990005</text:p>
          </table:table-cell>
          <table:table-cell office:value-type="float" office:value="0.1439001" calcext:value-type="float">
            <text:p>0,14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99999" calcext:value-type="float">
            <text:p>0,007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8069984" calcext:value-type="float">
            <text:p>0,08069984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5" calcext:value-type="float">
            <text:p>0,0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AG3])" office:value-type="float" office:value="0.364599989" calcext:value-type="float">
            <text:p>0,36459998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190006" calcext:value-type="float">
            <text:p>0,07190006</text:p>
          </table:table-cell>
          <table:table-cell office:value-type="float" office:value="0.1484" calcext:value-type="float">
            <text:p>0,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73998" calcext:value-type="float">
            <text:p>0,0473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" calcext:value-type="float">
            <text:p>0,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AG4])" office:value-type="float" office:value="0.32849986" calcext:value-type="float">
            <text:p>0,3284998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70007" calcext:value-type="float">
            <text:p>0,07570007</text:p>
          </table:table-cell>
          <table:table-cell office:value-type="float" office:value="0.1522" calcext:value-type="float">
            <text:p>0,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1565006" calcext:value-type="float">
            <text:p>0,156500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2" calcext:value-type="float">
            <text:p>0,1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AG5])" office:value-type="float" office:value="0.57570067" calcext:value-type="float">
            <text:p>0,575700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160007" calcext:value-type="float">
            <text:p>0,08160007</text:p>
          </table:table-cell>
          <table:table-cell office:value-type="float" office:value="0.1677" calcext:value-type="float">
            <text:p>0,1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1227" calcext:value-type="float">
            <text:p>0,122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6" calcext:value-type="float">
            <text:p>0,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9999" calcext:value-type="float">
            <text:p>0,007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5939987" calcext:value-type="float">
            <text:p>0,0593998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9999" calcext:value-type="float">
            <text:p>0,039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AG6])" office:value-type="float" office:value="0.504399929" calcext:value-type="float">
            <text:p>0,50439992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430005" calcext:value-type="float">
            <text:p>0,07430005</text:p>
          </table:table-cell>
          <table:table-cell office:value-type="float" office:value="0.1521001" calcext:value-type="float">
            <text:p>0,15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189983" calcext:value-type="float">
            <text:p>0,04189983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9999" calcext:value-type="float">
            <text:p>0,026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:.AG7])" office:value-type="float" office:value="0.326799971" calcext:value-type="float">
            <text:p>0,3267999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770007" calcext:value-type="float">
            <text:p>0,06770007</text:p>
          </table:table-cell>
          <table:table-cell office:value-type="float" office:value="0.1586001" calcext:value-type="float">
            <text:p>0,15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699987" calcext:value-type="float">
            <text:p>0,04699987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9" calcext:value-type="float">
            <text:p>0,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AG8])" office:value-type="float" office:value="0.42590004" calcext:value-type="float">
            <text:p>0,425900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470005" calcext:value-type="float">
            <text:p>0,07470005</text:p>
          </table:table-cell>
          <table:table-cell office:value-type="float" office:value="0.1561001" calcext:value-type="float">
            <text:p>0,15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1497996" calcext:value-type="float">
            <text:p>0,149799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0002" calcext:value-type="float">
            <text:p>0,06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:.AG9])" office:value-type="float" office:value="0.4724997711" calcext:value-type="float">
            <text:p>0,472499771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060007" calcext:value-type="float">
            <text:p>0,07060007</text:p>
          </table:table-cell>
          <table:table-cell office:value-type="float" office:value="0.1378001" calcext:value-type="float">
            <text:p>0,137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5999" calcext:value-type="float">
            <text:p>0,0415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20001" calcext:value-type="float">
            <text:p>0,016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:.AG10])" office:value-type="float" office:value="0.295600081" calcext:value-type="float">
            <text:p>0,29560008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60008" calcext:value-type="float">
            <text:p>0,07560008</text:p>
          </table:table-cell>
          <table:table-cell office:value-type="float" office:value="0.1450001" calcext:value-type="float">
            <text:p>0,14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029978" calcext:value-type="float">
            <text:p>0,04029978</text:p>
          </table:table-cell>
          <table:table-cell office:value-type="float" office:value="0.0031" calcext:value-type="float">
            <text:p>0,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0001" calcext:value-type="float">
            <text:p>0,06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:.AG11])" office:value-type="float" office:value="0.35569997" calcext:value-type="float">
            <text:p>0,355699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080004" calcext:value-type="float">
            <text:p>0,07080004</text:p>
          </table:table-cell>
          <table:table-cell office:value-type="float" office:value="0.1607" calcext:value-type="float">
            <text:p>0,1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469975" calcext:value-type="float">
            <text:p>0,0446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8" calcext:value-type="float">
            <text:p>0,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:.AG12])" office:value-type="float" office:value="0.354399791" calcext:value-type="float">
            <text:p>0,35439979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350011" calcext:value-type="float">
            <text:p>0,09350011</text:p>
          </table:table-cell>
          <table:table-cell office:value-type="float" office:value="0.1628" calcext:value-type="float">
            <text:p>0,1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739982" calcext:value-type="float">
            <text:p>0,0473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9998" calcext:value-type="float">
            <text:p>0,024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AG13])" office:value-type="float" office:value="0.35839991" calcext:value-type="float">
            <text:p>0,3583999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710007" calcext:value-type="float">
            <text:p>0,07710007</text:p>
          </table:table-cell>
          <table:table-cell office:value-type="float" office:value="0.1484001" calcext:value-type="float">
            <text:p>0,14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39981" calcext:value-type="float">
            <text:p>0,04039981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" calcext:value-type="float">
            <text:p>0,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AG14])" office:value-type="float" office:value="0.323999981" calcext:value-type="float">
            <text:p>0,32399998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750005" calcext:value-type="float">
            <text:p>0,07750005</text:p>
          </table:table-cell>
          <table:table-cell office:value-type="float" office:value="0.1514" calcext:value-type="float">
            <text:p>0,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229975" calcext:value-type="float">
            <text:p>0,0422997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5" calcext:value-type="float">
            <text:p>0,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:.AG15])" office:value-type="float" office:value="0.3574998" calcext:value-type="float">
            <text:p>0,357499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490005" calcext:value-type="float">
            <text:p>0,07490005</text:p>
          </table:table-cell>
          <table:table-cell office:value-type="float" office:value="0.1464001" calcext:value-type="float">
            <text:p>0,14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3442004" calcext:value-type="float">
            <text:p>0,344200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30001" calcext:value-type="float">
            <text:p>0,090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:.AG16])" office:value-type="float" office:value="0.68450056" calcext:value-type="float">
            <text:p>0,6845005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070007" calcext:value-type="float">
            <text:p>0,08070007</text:p>
          </table:table-cell>
          <table:table-cell office:value-type="float" office:value="0.1541001" calcext:value-type="float">
            <text:p>0,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5998" calcext:value-type="float">
            <text:p>0,0415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10001" calcext:value-type="float">
            <text:p>0,03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:.AG17])" office:value-type="float" office:value="0.3341999801" calcext:value-type="float">
            <text:p>0,33419998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590004" calcext:value-type="float">
            <text:p>0,06590004</text:p>
          </table:table-cell>
          <table:table-cell office:value-type="float" office:value="0.1666001" calcext:value-type="float">
            <text:p>0,16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29982" calcext:value-type="float">
            <text:p>0,0432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" calcext:value-type="float">
            <text:p>0,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:.AG18])" office:value-type="float" office:value="0.373899961" calcext:value-type="float">
            <text:p>0,37389996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440007" calcext:value-type="float">
            <text:p>0,07440007</text:p>
          </table:table-cell>
          <table:table-cell office:value-type="float" office:value="0.1609001" calcext:value-type="float">
            <text:p>0,16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119963" calcext:value-type="float">
            <text:p>0,0411996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0002" calcext:value-type="float">
            <text:p>0,042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AG19])" office:value-type="float" office:value="0.347099821" calcext:value-type="float">
            <text:p>0,3470998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320005" calcext:value-type="float">
            <text:p>0,07320005</text:p>
          </table:table-cell>
          <table:table-cell office:value-type="float" office:value="0.1532" calcext:value-type="float">
            <text:p>0,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89978" calcext:value-type="float">
            <text:p>0,0428997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59998" calcext:value-type="float">
            <text:p>0,032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:.AG20])" office:value-type="float" office:value="0.3292998111" calcext:value-type="float">
            <text:p>0,329299811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060007" calcext:value-type="float">
            <text:p>0,08060007</text:p>
          </table:table-cell>
          <table:table-cell office:value-type="float" office:value="0.1629" calcext:value-type="float">
            <text:p>0,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69985" calcext:value-type="float">
            <text:p>0,0436998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5" calcext:value-type="float">
            <text:p>0,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G21])" office:value-type="float" office:value="0.364299921" calcext:value-type="float">
            <text:p>0,3642999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630008" calcext:value-type="float">
            <text:p>0,07630008</text:p>
          </table:table-cell>
          <table:table-cell office:value-type="float" office:value="0.1565001" calcext:value-type="float">
            <text:p>0,15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5129984" calcext:value-type="float">
            <text:p>0,05129984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0002" calcext:value-type="float">
            <text:p>0,03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:.AG22])" office:value-type="float" office:value="0.35700004" calcext:value-type="float">
            <text:p>0,3570000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8390008" calcext:value-type="float">
            <text:p>0,08390008</text:p>
          </table:table-cell>
          <table:table-cell office:value-type="float" office:value="0.1615001" calcext:value-type="float">
            <text:p>0,16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5059989" calcext:value-type="float">
            <text:p>0,0505998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0001" calcext:value-type="float">
            <text:p>0,02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:.AG23])" office:value-type="float" office:value="0.36370008" calcext:value-type="float">
            <text:p>0,363700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8250009" calcext:value-type="float">
            <text:p>0,08250009</text:p>
          </table:table-cell>
          <table:table-cell office:value-type="float" office:value="0.1758" calcext:value-type="float">
            <text:p>0,1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849971" calcext:value-type="float">
            <text:p>0,0484997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0001" calcext:value-type="float">
            <text:p>0,02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:.AG24])" office:value-type="float" office:value="0.3601998101" calcext:value-type="float">
            <text:p>0,360199810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540005" calcext:value-type="float">
            <text:p>0,08540005</text:p>
          </table:table-cell>
          <table:table-cell office:value-type="float" office:value="0.1936001" calcext:value-type="float">
            <text:p>0,19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4969978" calcext:value-type="float">
            <text:p>0,0496997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9999" calcext:value-type="float">
            <text:p>0,03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AG25])" office:value-type="float" office:value="0.39079992" calcext:value-type="float">
            <text:p>0,3907999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680009" calcext:value-type="float">
            <text:p>0,08680009</text:p>
          </table:table-cell>
          <table:table-cell office:value-type="float" office:value="0.1675001" calcext:value-type="float">
            <text:p>0,16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189984" calcext:value-type="float">
            <text:p>0,051899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8" calcext:value-type="float">
            <text:p>0,03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AG26])" office:value-type="float" office:value="0.36790001" calcext:value-type="float">
            <text:p>0,3679000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720007" calcext:value-type="float">
            <text:p>0,07720007</text:p>
          </table:table-cell>
          <table:table-cell office:value-type="float" office:value="0.1489001" calcext:value-type="float">
            <text:p>0,1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889994" calcext:value-type="float">
            <text:p>0,0488999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9999" calcext:value-type="float">
            <text:p>0,03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:.AG27])" office:value-type="float" office:value="0.340400101" calcext:value-type="float">
            <text:p>0,34040010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940007" calcext:value-type="float">
            <text:p>0,07940007</text:p>
          </table:table-cell>
          <table:table-cell office:value-type="float" office:value="0.1648001" calcext:value-type="float">
            <text:p>0,16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599976" calcext:value-type="float">
            <text:p>0,0459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9999" calcext:value-type="float">
            <text:p>0,035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:.AG28])" office:value-type="float" office:value="0.3554999211" calcext:value-type="float">
            <text:p>0,35549992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870006" calcext:value-type="float">
            <text:p>0,07870006</text:p>
          </table:table-cell>
          <table:table-cell office:value-type="float" office:value="0.1686001" calcext:value-type="float">
            <text:p>0,168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4719969" calcext:value-type="float">
            <text:p>0,0471996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90002" calcext:value-type="float">
            <text:p>0,055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:.AG29])" office:value-type="float" office:value="0.3820998701" calcext:value-type="float">
            <text:p>0,382099870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074001" calcext:value-type="float">
            <text:p>0,1074001</text:p>
          </table:table-cell>
          <table:table-cell office:value-type="float" office:value="0.2197" calcext:value-type="float">
            <text:p>0,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849994" calcext:value-type="float">
            <text:p>0,0584999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0002" calcext:value-type="float">
            <text:p>0,07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:.AG30])" office:value-type="float" office:value="0.49720006" calcext:value-type="float">
            <text:p>0,49720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90007" calcext:value-type="float">
            <text:p>0,07790007</text:p>
          </table:table-cell>
          <table:table-cell office:value-type="float" office:value="0.1926001" calcext:value-type="float">
            <text:p>0,19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632998" calcext:value-type="float">
            <text:p>0,0632998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" calcext:value-type="float">
            <text:p>0,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1:.AG31])" office:value-type="float" office:value="0.41009997" calcext:value-type="float">
            <text:p>0,4100999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950004" calcext:value-type="float">
            <text:p>0,07950004</text:p>
          </table:table-cell>
          <table:table-cell office:value-type="float" office:value="0.1627" calcext:value-type="float">
            <text:p>0,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00001" calcext:value-type="float">
            <text:p>0,008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329" calcext:value-type="float">
            <text:p>0,32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9999" calcext:value-type="float">
            <text:p>0,038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2:.AG32])" office:value-type="float" office:value="0.641000031" calcext:value-type="float">
            <text:p>0,6410000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50009" calcext:value-type="float">
            <text:p>0,08450009</text:p>
          </table:table-cell>
          <table:table-cell office:value-type="float" office:value="0.1619001" calcext:value-type="float">
            <text:p>0,16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3034001" calcext:value-type="float">
            <text:p>0,3034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0005" calcext:value-type="float">
            <text:p>0,0344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3:.AG33])" office:value-type="float" office:value="0.615400341" calcext:value-type="float">
            <text:p>0,61540034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020006" calcext:value-type="float">
            <text:p>0,07020006</text:p>
          </table:table-cell>
          <table:table-cell office:value-type="float" office:value="0.1738001" calcext:value-type="float">
            <text:p>0,17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319982" calcext:value-type="float">
            <text:p>0,0431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9998" calcext:value-type="float">
            <text:p>0,0197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AG34])" office:value-type="float" office:value="0.336799961" calcext:value-type="float">
            <text:p>0,33679996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960008" calcext:value-type="float">
            <text:p>0,07960008</text:p>
          </table:table-cell>
          <table:table-cell office:value-type="float" office:value="0.1563001" calcext:value-type="float">
            <text:p>0,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4930001" calcext:value-type="float">
            <text:p>0,04930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29998" calcext:value-type="float">
            <text:p>0,049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5:.AG35])" office:value-type="float" office:value="0.367300171" calcext:value-type="float">
            <text:p>0,36730017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430006" calcext:value-type="float">
            <text:p>0,08430006</text:p>
          </table:table-cell>
          <table:table-cell office:value-type="float" office:value="0.1560001" calcext:value-type="float">
            <text:p>0,15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549991" calcext:value-type="float">
            <text:p>0,04549991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" calcext:value-type="float">
            <text:p>0,0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6:.AG36])" office:value-type="float" office:value="0.343700071" calcext:value-type="float">
            <text:p>0,34370007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570007" calcext:value-type="float">
            <text:p>0,08570007</text:p>
          </table:table-cell>
          <table:table-cell office:value-type="float" office:value="0.1534001" calcext:value-type="float">
            <text:p>0,15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5639983" calcext:value-type="float">
            <text:p>0,0563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7:.AG37])" office:value-type="float" office:value="0.3359" calcext:value-type="float">
            <text:p>0,335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400008" calcext:value-type="float">
            <text:p>0,08400008</text:p>
          </table:table-cell>
          <table:table-cell office:value-type="float" office:value="0.1600001" calcext:value-type="float">
            <text:p>0,1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7629994" calcext:value-type="float">
            <text:p>0,07629994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19999" calcext:value-type="float">
            <text:p>0,025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8:.AG38])" office:value-type="float" office:value="0.376400111" calcext:value-type="float">
            <text:p>0,37640011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720008" calcext:value-type="float">
            <text:p>0,08720008</text:p>
          </table:table-cell>
          <table:table-cell office:value-type="float" office:value="0.2234001" calcext:value-type="float">
            <text:p>0,22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9299999" calcext:value-type="float">
            <text:p>0,0929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9999" calcext:value-type="float">
            <text:p>0,049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9:.AG39])" office:value-type="float" office:value="0.4913001611" calcext:value-type="float">
            <text:p>0,491300161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300006" calcext:value-type="float">
            <text:p>0,07300006</text:p>
          </table:table-cell>
          <table:table-cell office:value-type="float" office:value="0.1991" calcext:value-type="float">
            <text:p>0,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739988" calcext:value-type="float">
            <text:p>0,0473998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39999" calcext:value-type="float">
            <text:p>0,027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AG40])" office:value-type="float" office:value="0.37699993" calcext:value-type="float">
            <text:p>0,3769999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220007" calcext:value-type="float">
            <text:p>0,07220007</text:p>
          </table:table-cell>
          <table:table-cell office:value-type="float" office:value="0.1540001" calcext:value-type="float">
            <text:p>0,1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99999" calcext:value-type="float">
            <text:p>0,007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739995" calcext:value-type="float">
            <text:p>0,04739995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" calcext:value-type="float">
            <text:p>0,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AG41])" office:value-type="float" office:value="0.3359001191" calcext:value-type="float">
            <text:p>0,335900119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670008" calcext:value-type="float">
            <text:p>0,07670008</text:p>
          </table:table-cell>
          <table:table-cell office:value-type="float" office:value="0.1630001" calcext:value-type="float">
            <text:p>0,1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47998" calcext:value-type="float">
            <text:p>0,044799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9999" calcext:value-type="float">
            <text:p>0,0244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AG42])" office:value-type="float" office:value="0.3389999701" calcext:value-type="float">
            <text:p>0,338999970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700005" calcext:value-type="float">
            <text:p>0,06700005</text:p>
          </table:table-cell>
          <table:table-cell office:value-type="float" office:value="0.1453001" calcext:value-type="float">
            <text:p>0,14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569984" calcext:value-type="float">
            <text:p>0,04569984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59998" calcext:value-type="float">
            <text:p>0,036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3:.AG43])" office:value-type="float" office:value="0.323299971" calcext:value-type="float">
            <text:p>0,32329997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8090007" calcext:value-type="float">
            <text:p>0,08090007</text:p>
          </table:table-cell>
          <table:table-cell office:value-type="float" office:value="0.1522001" calcext:value-type="float">
            <text:p>0,152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959994" calcext:value-type="float">
            <text:p>0,0495999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2" calcext:value-type="float">
            <text:p>0,026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AG44])" office:value-type="float" office:value="0.34110013" calcext:value-type="float">
            <text:p>0,3411001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850007" calcext:value-type="float">
            <text:p>0,07850007</text:p>
          </table:table-cell>
          <table:table-cell office:value-type="float" office:value="0.1695" calcext:value-type="float">
            <text:p>0,1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32997" calcext:value-type="float">
            <text:p>0,043299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" calcext:value-type="float">
            <text:p>0,0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5:.AG45])" office:value-type="float" office:value="0.3445997701" calcext:value-type="float">
            <text:p>0,344599770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380008" calcext:value-type="float">
            <text:p>0,08380008</text:p>
          </table:table-cell>
          <table:table-cell office:value-type="float" office:value="0.1630001" calcext:value-type="float">
            <text:p>0,16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6579982" calcext:value-type="float">
            <text:p>0,0657998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00001" calcext:value-type="float">
            <text:p>0,01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6:.AG46])" office:value-type="float" office:value="0.352000011" calcext:value-type="float">
            <text:p>0,35200001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00005" calcext:value-type="float">
            <text:p>0,07700005</text:p>
          </table:table-cell>
          <table:table-cell office:value-type="float" office:value="0.2095001" calcext:value-type="float">
            <text:p>0,20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466998" calcext:value-type="float">
            <text:p>0,0466998</text:p>
          </table:table-cell>
          <table:table-cell office:value-type="float" office:value="0.0023" calcext:value-type="float">
            <text:p>0,0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5" calcext:value-type="float">
            <text:p>0,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7:.AG47])" office:value-type="float" office:value="0.38439995" calcext:value-type="float">
            <text:p>0,3843999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970007" calcext:value-type="float">
            <text:p>0,08970007</text:p>
          </table:table-cell>
          <table:table-cell office:value-type="float" office:value="0.1923001" calcext:value-type="float">
            <text:p>0,19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8" calcext:value-type="float">
            <text:p>0,0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5910015" calcext:value-type="float">
            <text:p>0,05910015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4" calcext:value-type="float">
            <text:p>0,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8:.AG48])" office:value-type="float" office:value="0.54220032" calcext:value-type="float">
            <text:p>0,5422003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8300007" calcext:value-type="float">
            <text:p>0,08300007</text:p>
          </table:table-cell>
          <table:table-cell office:value-type="float" office:value="0.178" calcext:value-type="float">
            <text:p>0,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5239989" calcext:value-type="float">
            <text:p>0,0523998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0001" calcext:value-type="float">
            <text:p>0,03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AG49])" office:value-type="float" office:value="0.3850999699" calcext:value-type="float">
            <text:p>0,385099969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410005" calcext:value-type="float">
            <text:p>0,07410005</text:p>
          </table:table-cell>
          <table:table-cell office:value-type="float" office:value="0.1579001" calcext:value-type="float">
            <text:p>0,157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2" calcext:value-type="float">
            <text:p>0,0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462998" calcext:value-type="float">
            <text:p>0,046299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0003" calcext:value-type="float">
            <text:p>0,0232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0:.AG50])" office:value-type="float" office:value="0.33919998" calcext:value-type="float">
            <text:p>0,3391999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830009" calcext:value-type="float">
            <text:p>0,08830009</text:p>
          </table:table-cell>
          <table:table-cell office:value-type="float" office:value="0.1581001" calcext:value-type="float">
            <text:p>0,15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819983" calcext:value-type="float">
            <text:p>0,0481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9" calcext:value-type="float">
            <text:p>0,0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1:.AG51])" office:value-type="float" office:value="0.35710001" calcext:value-type="float">
            <text:p>0,357100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350007" calcext:value-type="float">
            <text:p>0,07350007</text:p>
          </table:table-cell>
          <table:table-cell office:value-type="float" office:value="0.1518001" calcext:value-type="float">
            <text:p>0,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719973" calcext:value-type="float">
            <text:p>0,0471997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5" calcext:value-type="float">
            <text:p>0,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2:.AG52])" office:value-type="float" office:value="0.323399901" calcext:value-type="float">
            <text:p>0,32339990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8170007" calcext:value-type="float">
            <text:p>0,08170007</text:p>
          </table:table-cell>
          <table:table-cell office:value-type="float" office:value="0.1577" calcext:value-type="float">
            <text:p>0,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639973" calcext:value-type="float">
            <text:p>0,0463997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60002" calcext:value-type="float">
            <text:p>0,062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3:.AG53])" office:value-type="float" office:value="0.3786998209" calcext:value-type="float">
            <text:p>0,378699820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8300009" calcext:value-type="float">
            <text:p>0,08300009</text:p>
          </table:table-cell>
          <table:table-cell office:value-type="float" office:value="0.1865" calcext:value-type="float">
            <text:p>0,1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859986" calcext:value-type="float">
            <text:p>0,0485998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002" calcext:value-type="float">
            <text:p>0,02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4:.AG54])" office:value-type="float" office:value="0.3700999701" calcext:value-type="float">
            <text:p>0,370099970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7860007" calcext:value-type="float">
            <text:p>0,07860007</text:p>
          </table:table-cell>
          <table:table-cell office:value-type="float" office:value="0.2188001" calcext:value-type="float">
            <text:p>0,21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6129998" calcext:value-type="float">
            <text:p>0,0612999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9999" calcext:value-type="float">
            <text:p>0,03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5:.AG55])" office:value-type="float" office:value="0.42730014" calcext:value-type="float">
            <text:p>0,4273001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990005" calcext:value-type="float">
            <text:p>0,07990005</text:p>
          </table:table-cell>
          <table:table-cell office:value-type="float" office:value="0.2101001" calcext:value-type="float">
            <text:p>0,21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5049981" calcext:value-type="float">
            <text:p>0,05049981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0003" calcext:value-type="float">
            <text:p>0,0420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6:.AG56])" office:value-type="float" office:value="0.413699991" calcext:value-type="float">
            <text:p>0,41369999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100005" calcext:value-type="float">
            <text:p>0,07100005</text:p>
          </table:table-cell>
          <table:table-cell office:value-type="float" office:value="0.1471" calcext:value-type="float">
            <text:p>0,1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1275" calcext:value-type="float">
            <text:p>0,127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99999" calcext:value-type="float">
            <text:p>0,006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533998" calcext:value-type="float">
            <text:p>0,053399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" calcext:value-type="float">
            <text:p>0,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7:.AG57])" office:value-type="float" office:value="0.4648998491" calcext:value-type="float">
            <text:p>0,464899849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7890007" calcext:value-type="float">
            <text:p>0,07890007</text:p>
          </table:table-cell>
          <table:table-cell office:value-type="float" office:value="0.1895001" calcext:value-type="float">
            <text:p>0,18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409987" calcext:value-type="float">
            <text:p>0,05409987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" calcext:value-type="float">
            <text:p>0,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8:.AG58])" office:value-type="float" office:value="0.3989000401" calcext:value-type="float">
            <text:p>0,398900040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7500007" calcext:value-type="float">
            <text:p>0,07500007</text:p>
          </table:table-cell>
          <table:table-cell office:value-type="float" office:value="0.1653001" calcext:value-type="float">
            <text:p>0,16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699976" calcext:value-type="float">
            <text:p>0,04699976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0002" calcext:value-type="float">
            <text:p>0,03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9:.AG59])" office:value-type="float" office:value="0.35519995" calcext:value-type="float">
            <text:p>0,35519995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7600004" calcext:value-type="float">
            <text:p>0,07600004</text:p>
          </table:table-cell>
          <table:table-cell office:value-type="float" office:value="0.1501001" calcext:value-type="float">
            <text:p>0,15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79973" calcext:value-type="float">
            <text:p>0,0417997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69999" calcext:value-type="float">
            <text:p>0,07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0:.AG60])" office:value-type="float" office:value="0.367999861" calcext:value-type="float">
            <text:p>0,36799986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7170005" calcext:value-type="float">
            <text:p>0,07170005</text:p>
          </table:table-cell>
          <table:table-cell office:value-type="float" office:value="0.1709001" calcext:value-type="float">
            <text:p>0,17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4959988" calcext:value-type="float">
            <text:p>0,04959988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" calcext:value-type="float">
            <text:p>0,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AG61])" office:value-type="float" office:value="0.3565000311" calcext:value-type="float">
            <text:p>0,356500031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780006" calcext:value-type="float">
            <text:p>0,08780006</text:p>
          </table:table-cell>
          <table:table-cell office:value-type="float" office:value="0.1627001" calcext:value-type="float">
            <text:p>0,16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4" calcext:value-type="float">
            <text:p>0,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879988" calcext:value-type="float">
            <text:p>0,0487998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8" calcext:value-type="float">
            <text:p>0,03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2:.AG62])" office:value-type="float" office:value="0.36130002" calcext:value-type="float">
            <text:p>0,3613000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990009" calcext:value-type="float">
            <text:p>0,07990009</text:p>
          </table:table-cell>
          <table:table-cell office:value-type="float" office:value="0.1449001" calcext:value-type="float">
            <text:p>0,14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5429998" calcext:value-type="float">
            <text:p>0,0542999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0002" calcext:value-type="float">
            <text:p>0,031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3:.AG63])" office:value-type="float" office:value="0.3406001901" calcext:value-type="float">
            <text:p>0,340600190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7810006" calcext:value-type="float">
            <text:p>0,07810006</text:p>
          </table:table-cell>
          <table:table-cell office:value-type="float" office:value="0.1574001" calcext:value-type="float">
            <text:p>0,15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429976" calcext:value-type="float">
            <text:p>0,0442997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6" calcext:value-type="float">
            <text:p>0,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4:.AG64])" office:value-type="float" office:value="0.44539992" calcext:value-type="float">
            <text:p>0,4453999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590007" calcext:value-type="float">
            <text:p>0,08590007</text:p>
          </table:table-cell>
          <table:table-cell office:value-type="float" office:value="0.2359" calcext:value-type="float">
            <text:p>0,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99999" calcext:value-type="float">
            <text:p>0,0076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5009979" calcext:value-type="float">
            <text:p>0,0500997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9999" calcext:value-type="float">
            <text:p>0,034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5:.AG65])" office:value-type="float" office:value="0.443899849" calcext:value-type="float">
            <text:p>0,44389984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530007" calcext:value-type="float">
            <text:p>0,08530007</text:p>
          </table:table-cell>
          <table:table-cell office:value-type="float" office:value="0.2032001" calcext:value-type="float">
            <text:p>0,20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2" calcext:value-type="float">
            <text:p>0,007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05819982" calcext:value-type="float">
            <text:p>0,0581998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70001" calcext:value-type="float">
            <text:p>0,07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6:.AG66])" office:value-type="float" office:value="0.462000002" calcext:value-type="float">
            <text:p>0,46200000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9350008" calcext:value-type="float">
            <text:p>0,09350008</text:p>
          </table:table-cell>
          <table:table-cell office:value-type="float" office:value="0.1844001" calcext:value-type="float">
            <text:p>0,18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100001" calcext:value-type="float">
            <text:p>0,0051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00001" calcext:value-type="float">
            <text:p>0,009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5909989" calcext:value-type="float">
            <text:p>0,05909989</text:p>
          </table:table-cell>
          <table:table-cell office:value-type="float" office:value="0.0039" calcext:value-type="float">
            <text:p>0,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0001" calcext:value-type="float">
            <text:p>0,02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7:.AG67])" office:value-type="float" office:value="0.404700082" calcext:value-type="float">
            <text:p>0,40470008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880008" calcext:value-type="float">
            <text:p>0,07880008</text:p>
          </table:table-cell>
          <table:table-cell office:value-type="float" office:value="0.1596001" calcext:value-type="float">
            <text:p>0,15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65998" calcext:value-type="float">
            <text:p>0,046599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0002" calcext:value-type="float">
            <text:p>0,025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8:.AG68])" office:value-type="float" office:value="0.3411999999" calcext:value-type="float">
            <text:p>0,341199999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030009" calcext:value-type="float">
            <text:p>0,08030009</text:p>
          </table:table-cell>
          <table:table-cell office:value-type="float" office:value="0.1490001" calcext:value-type="float">
            <text:p>0,1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719975" calcext:value-type="float">
            <text:p>0,0471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2" calcext:value-type="float">
            <text:p>0,019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9:.AG69])" office:value-type="float" office:value="0.32509996" calcext:value-type="float">
            <text:p>0,3250999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140007" calcext:value-type="float">
            <text:p>0,08140007</text:p>
          </table:table-cell>
          <table:table-cell office:value-type="float" office:value="0.1538001" calcext:value-type="float">
            <text:p>0,15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" calcext:value-type="float">
            <text:p>0,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819985" calcext:value-type="float">
            <text:p>0,0581998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" calcext:value-type="float">
            <text:p>0,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0:.AG70])" office:value-type="float" office:value="0.35380002" calcext:value-type="float">
            <text:p>0,3538000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7970006" calcext:value-type="float">
            <text:p>0,07970006</text:p>
          </table:table-cell>
          <table:table-cell office:value-type="float" office:value="0.1771001" calcext:value-type="float">
            <text:p>0,177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00001" calcext:value-type="float">
            <text:p>0,008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019996" calcext:value-type="float">
            <text:p>0,05019996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" calcext:value-type="float">
            <text:p>0,0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1:.AG71])" office:value-type="float" office:value="0.3835001211" calcext:value-type="float">
            <text:p>0,383500121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240008" calcext:value-type="float">
            <text:p>0,08240008</text:p>
          </table:table-cell>
          <table:table-cell office:value-type="float" office:value="0.1662001" calcext:value-type="float">
            <text:p>0,16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" calcext:value-type="float">
            <text:p>0,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659978" calcext:value-type="float">
            <text:p>0,0465997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,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2:.AG72])" office:value-type="float" office:value="0.42449996" calcext:value-type="float">
            <text:p>0,4244999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7590008" calcext:value-type="float">
            <text:p>0,07590008</text:p>
          </table:table-cell>
          <table:table-cell office:value-type="float" office:value="0.1585001" calcext:value-type="float">
            <text:p>0,158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5379982" calcext:value-type="float">
            <text:p>0,0537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3:.AG73])" office:value-type="float" office:value="0.332600001" calcext:value-type="float">
            <text:p>0,33260000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7390008" calcext:value-type="float">
            <text:p>0,07390008</text:p>
          </table:table-cell>
          <table:table-cell office:value-type="float" office:value="0.1642" calcext:value-type="float">
            <text:p>0,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00001" calcext:value-type="float">
            <text:p>0,008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369979" calcext:value-type="float">
            <text:p>0,0436997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4:.AG74])" office:value-type="float" office:value="0.330599871" calcext:value-type="float">
            <text:p>0,33059987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8880007" calcext:value-type="float">
            <text:p>0,08880007</text:p>
          </table:table-cell>
          <table:table-cell office:value-type="float" office:value="0.1759001" calcext:value-type="float">
            <text:p>0,17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52" calcext:value-type="float">
            <text:p>0,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506999" calcext:value-type="float">
            <text:p>0,0506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99999" calcext:value-type="float">
            <text:p>0,05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5:.AG75])" office:value-type="float" office:value="0.405500061" calcext:value-type="float">
            <text:p>0,40550006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027001" calcext:value-type="float">
            <text:p>0,1027001</text:p>
          </table:table-cell>
          <table:table-cell office:value-type="float" office:value="0.2669999" calcext:value-type="float">
            <text:p>0,26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2" calcext:value-type="float">
            <text:p>0,0172</text:p>
          </table:table-cell>
          <table:table-cell office:value-type="float" office:value="0.05209983" calcext:value-type="float">
            <text:p>0,0520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" calcext:value-type="float">
            <text:p>0,0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6:.AG76])" office:value-type="float" office:value="0.498499831" calcext:value-type="float">
            <text:p>0,49849983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110005" calcext:value-type="float">
            <text:p>0,07110005</text:p>
          </table:table-cell>
          <table:table-cell office:value-type="float" office:value="0.1596001" calcext:value-type="float">
            <text:p>0,15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999995" calcext:value-type="float">
            <text:p>0,0499999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99999" calcext:value-type="float">
            <text:p>0,03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7:.AG77])" office:value-type="float" office:value="0.34830009" calcext:value-type="float">
            <text:p>0,3483000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910008" calcext:value-type="float">
            <text:p>0,07910008</text:p>
          </table:table-cell>
          <table:table-cell office:value-type="float" office:value="0.1636001" calcext:value-type="float">
            <text:p>0,163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769984" calcext:value-type="float">
            <text:p>0,0476998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70001" calcext:value-type="float">
            <text:p>0,06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8:.AG78])" office:value-type="float" office:value="0.38490003" calcext:value-type="float">
            <text:p>0,3849000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7790007" calcext:value-type="float">
            <text:p>0,07790007</text:p>
          </table:table-cell>
          <table:table-cell office:value-type="float" office:value="0.151" calcext:value-type="float">
            <text:p>0,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2" calcext:value-type="float">
            <text:p>0,007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889991" calcext:value-type="float">
            <text:p>0,0488999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9998" calcext:value-type="float">
            <text:p>0,028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79:.AG79])" office:value-type="float" office:value="0.3362999622" calcext:value-type="float">
            <text:p>0,336299962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6910004" calcext:value-type="float">
            <text:p>0,06910004</text:p>
          </table:table-cell>
          <table:table-cell office:value-type="float" office:value="0.1501001" calcext:value-type="float">
            <text:p>0,15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37999" calcext:value-type="float">
            <text:p>0,0437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" calcext:value-type="float">
            <text:p>0,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0:.AG80])" office:value-type="float" office:value="0.40610004" calcext:value-type="float">
            <text:p>0,4061000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540009" calcext:value-type="float">
            <text:p>0,08540009</text:p>
          </table:table-cell>
          <table:table-cell office:value-type="float" office:value="0.1688001" calcext:value-type="float">
            <text:p>0,16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4309971" calcext:value-type="float">
            <text:p>0,04309971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" calcext:value-type="float">
            <text:p>0,0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1:.AG81])" office:value-type="float" office:value="0.3663999" calcext:value-type="float">
            <text:p>0,366399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430006" calcext:value-type="float">
            <text:p>0,08430006</text:p>
          </table:table-cell>
          <table:table-cell office:value-type="float" office:value="0.1853001" calcext:value-type="float">
            <text:p>0,18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037" calcext:value-type="float">
            <text:p>0,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09999" calcext:value-type="float">
            <text:p>0,024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2:.AG82])" office:value-type="float" office:value="0.383900151" calcext:value-type="float">
            <text:p>0,38390015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820006" calcext:value-type="float">
            <text:p>0,07820006</text:p>
          </table:table-cell>
          <table:table-cell office:value-type="float" office:value="0.1798" calcext:value-type="float">
            <text:p>0,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5429994" calcext:value-type="float">
            <text:p>0,0542999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90002" calcext:value-type="float">
            <text:p>0,03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3:.AG83])" office:value-type="float" office:value="0.3801000202" calcext:value-type="float">
            <text:p>0,380100020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820009" calcext:value-type="float">
            <text:p>0,09820009</text:p>
          </table:table-cell>
          <table:table-cell office:value-type="float" office:value="0.2268" calcext:value-type="float">
            <text:p>0,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849996" calcext:value-type="float">
            <text:p>0,04849996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8" calcext:value-type="float">
            <text:p>0,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4:.AG84])" office:value-type="float" office:value="0.4416000501" calcext:value-type="float">
            <text:p>0,441600050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920005" calcext:value-type="float">
            <text:p>0,06920005</text:p>
          </table:table-cell>
          <table:table-cell office:value-type="float" office:value="0.1781001" calcext:value-type="float">
            <text:p>0,17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589983" calcext:value-type="float">
            <text:p>0,0458998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39998" calcext:value-type="float">
            <text:p>0,066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5:.AG85])" office:value-type="float" office:value="0.38929996" calcext:value-type="float">
            <text:p>0,3892999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750005" calcext:value-type="float">
            <text:p>0,06750005</text:p>
          </table:table-cell>
          <table:table-cell office:value-type="float" office:value="0.1524001" calcext:value-type="float">
            <text:p>0,15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389981" calcext:value-type="float">
            <text:p>0,0438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00002" calcext:value-type="float">
            <text:p>0,02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6:.AG86])" office:value-type="float" office:value="0.321599981" calcext:value-type="float">
            <text:p>0,32159998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560007" calcext:value-type="float">
            <text:p>0,07560007</text:p>
          </table:table-cell>
          <table:table-cell office:value-type="float" office:value="0.1793" calcext:value-type="float">
            <text:p>0,1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829986" calcext:value-type="float">
            <text:p>0,04829986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60001" calcext:value-type="float">
            <text:p>0,02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7:.AG87])" office:value-type="float" office:value="0.3590999411" calcext:value-type="float">
            <text:p>0,359099941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7340007" calcext:value-type="float">
            <text:p>0,07340007</text:p>
          </table:table-cell>
          <table:table-cell office:value-type="float" office:value="0.1694" calcext:value-type="float">
            <text:p>0,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4579985" calcext:value-type="float">
            <text:p>0,0457998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9999" calcext:value-type="float">
            <text:p>0,020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8:.AG88])" office:value-type="float" office:value="0.34049991" calcext:value-type="float">
            <text:p>0,3404999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7470006" calcext:value-type="float">
            <text:p>0,07470006</text:p>
          </table:table-cell>
          <table:table-cell office:value-type="float" office:value="0.1643001" calcext:value-type="float">
            <text:p>0,16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719982" calcext:value-type="float">
            <text:p>0,0471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9999" calcext:value-type="float">
            <text:p>0,024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9:.AG89])" office:value-type="float" office:value="0.3413999701" calcext:value-type="float">
            <text:p>0,341399970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890008" calcext:value-type="float">
            <text:p>0,07890008</text:p>
          </table:table-cell>
          <table:table-cell office:value-type="float" office:value="0.1769001" calcext:value-type="float">
            <text:p>0,17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689978" calcext:value-type="float">
            <text:p>0,0468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9999" calcext:value-type="float">
            <text:p>0,031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0:.AG90])" office:value-type="float" office:value="0.365099951" calcext:value-type="float">
            <text:p>0,36509995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910006" calcext:value-type="float">
            <text:p>0,08910006</text:p>
          </table:table-cell>
          <table:table-cell office:value-type="float" office:value="0.1706001" calcext:value-type="float">
            <text:p>0,170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" calcext:value-type="float">
            <text:p>0,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82" calcext:value-type="float">
            <text:p>0,0182</text:p>
          </table:table-cell>
          <table:table-cell office:value-type="float" office:value="0.04919977" calcext:value-type="float">
            <text:p>0,0491997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00002" calcext:value-type="float">
            <text:p>0,03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1:.AG91])" office:value-type="float" office:value="0.38269995" calcext:value-type="float">
            <text:p>0,382699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30002" calcext:value-type="float">
            <text:p>0,1330002</text:p>
          </table:table-cell>
          <table:table-cell office:value-type="float" office:value="0.2163" calcext:value-type="float">
            <text:p>0,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05860004" calcext:value-type="float">
            <text:p>0,05860004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" calcext:value-type="float">
            <text:p>0,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2:.AG92])" office:value-type="float" office:value="0.47860024" calcext:value-type="float">
            <text:p>0,4786002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9070008" calcext:value-type="float">
            <text:p>0,09070008</text:p>
          </table:table-cell>
          <table:table-cell office:value-type="float" office:value="0.1845" calcext:value-type="float">
            <text:p>0,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6" calcext:value-type="float">
            <text:p>0,0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5339986" calcext:value-type="float">
            <text:p>0,0533998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50001" calcext:value-type="float">
            <text:p>0,029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3:.AG93])" office:value-type="float" office:value="0.39359995" calcext:value-type="float">
            <text:p>0,3935999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7460006" calcext:value-type="float">
            <text:p>0,07460006</text:p>
          </table:table-cell>
          <table:table-cell office:value-type="float" office:value="0.1871" calcext:value-type="float">
            <text:p>0,1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769978" calcext:value-type="float">
            <text:p>0,0476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50001" calcext:value-type="float">
            <text:p>0,031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4:.AG94])" office:value-type="float" office:value="0.3706998501" calcext:value-type="float">
            <text:p>0,370699850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7790007" calcext:value-type="float">
            <text:p>0,07790007</text:p>
          </table:table-cell>
          <table:table-cell office:value-type="float" office:value="0.1427001" calcext:value-type="float">
            <text:p>0,142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29983" calcext:value-type="float">
            <text:p>0,0422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00002" calcext:value-type="float">
            <text:p>0,017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5:.AG95])" office:value-type="float" office:value="0.30870002" calcext:value-type="float">
            <text:p>0,3087000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470004" calcext:value-type="float">
            <text:p>0,07470004</text:p>
          </table:table-cell>
          <table:table-cell office:value-type="float" office:value="0.1572001" calcext:value-type="float">
            <text:p>0,15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3939975" calcext:value-type="float">
            <text:p>0,0393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20001" calcext:value-type="float">
            <text:p>0,04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6:.AG96])" office:value-type="float" office:value="0.3458999001" calcext:value-type="float">
            <text:p>0,345899900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580007" calcext:value-type="float">
            <text:p>0,08580007</text:p>
          </table:table-cell>
          <table:table-cell office:value-type="float" office:value="0.1735001" calcext:value-type="float">
            <text:p>0,173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939979" calcext:value-type="float">
            <text:p>0,0593997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0001" calcext:value-type="float">
            <text:p>0,03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7:.AG97])" office:value-type="float" office:value="0.39409997" calcext:value-type="float">
            <text:p>0,3940999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901001" calcext:value-type="float">
            <text:p>0,0901001</text:p>
          </table:table-cell>
          <table:table-cell office:value-type="float" office:value="0.1544001" calcext:value-type="float">
            <text:p>0,154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439987" calcext:value-type="float">
            <text:p>0,0443998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60002" calcext:value-type="float">
            <text:p>0,03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8:.AG98])" office:value-type="float" office:value="0.3566000899" calcext:value-type="float">
            <text:p>0,3566000899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8360005" calcext:value-type="float">
            <text:p>0,08360005</text:p>
          </table:table-cell>
          <table:table-cell office:value-type="float" office:value="0.2079" calcext:value-type="float">
            <text:p>0,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00001" calcext:value-type="float">
            <text:p>0,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4939981" calcext:value-type="float">
            <text:p>0,0493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" calcext:value-type="float">
            <text:p>0,0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99:.AG99])" office:value-type="float" office:value="0.4212998621" calcext:value-type="float">
            <text:p>0,421299862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7610005" calcext:value-type="float">
            <text:p>0,07610005</text:p>
          </table:table-cell>
          <table:table-cell office:value-type="float" office:value="0.2253" calcext:value-type="float">
            <text:p>0,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000001" calcext:value-type="float">
            <text:p>0,009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879984" calcext:value-type="float">
            <text:p>0,048799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0001" calcext:value-type="float">
            <text:p>0,042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0:.AG100])" office:value-type="float" office:value="0.425499901" calcext:value-type="float">
            <text:p>0,42549990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7420007" calcext:value-type="float">
            <text:p>0,07420007</text:p>
          </table:table-cell>
          <table:table-cell office:value-type="float" office:value="0.1742001" calcext:value-type="float">
            <text:p>0,174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1" calcext:value-type="float">
            <text:p>0,008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699975" calcext:value-type="float">
            <text:p>0,04699975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" calcext:value-type="float">
            <text:p>0,0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1:.AG101])" office:value-type="float" office:value="0.375699921" calcext:value-type="float">
            <text:p>0,37569992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8500008" calcext:value-type="float">
            <text:p>0,08500008</text:p>
          </table:table-cell>
          <table:table-cell office:value-type="float" office:value="0.1491001" calcext:value-type="float">
            <text:p>0,14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449979" calcext:value-type="float">
            <text:p>0,0444997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10002" calcext:value-type="float">
            <text:p>0,046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2:.AG102])" office:value-type="float" office:value="0.354999991" calcext:value-type="float">
            <text:p>0,35499999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8460008" calcext:value-type="float">
            <text:p>0,08460008</text:p>
          </table:table-cell>
          <table:table-cell office:value-type="float" office:value="0.1690001" calcext:value-type="float">
            <text:p>0,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339972" calcext:value-type="float">
            <text:p>0,0433997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39999" calcext:value-type="float">
            <text:p>0,05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3:.AG103])" office:value-type="float" office:value="0.3797998911" calcext:value-type="float">
            <text:p>0,37979989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8030007" calcext:value-type="float">
            <text:p>0,08030007</text:p>
          </table:table-cell>
          <table:table-cell office:value-type="float" office:value="0.1984001" calcext:value-type="float">
            <text:p>0,19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547999" calcext:value-type="float">
            <text:p>0,054799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9999" calcext:value-type="float">
            <text:p>0,034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4:.AG104])" office:value-type="float" office:value="0.39900006" calcext:value-type="float">
            <text:p>0,3990000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6640007" calcext:value-type="float">
            <text:p>0,06640007</text:p>
          </table:table-cell>
          <table:table-cell office:value-type="float" office:value="0.1424001" calcext:value-type="float">
            <text:p>0,14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69989" calcext:value-type="float">
            <text:p>0,0436998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99988" calcext:value-type="float">
            <text:p>0,0095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5:.AG105])" office:value-type="float" office:value="0.291300048" calcext:value-type="float">
            <text:p>0,29130004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6730004" calcext:value-type="float">
            <text:p>0,06730004</text:p>
          </table:table-cell>
          <table:table-cell office:value-type="float" office:value="0.1543001" calcext:value-type="float">
            <text:p>0,154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279978" calcext:value-type="float">
            <text:p>0,0427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0001" calcext:value-type="float">
            <text:p>0,055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6:.AG106])" office:value-type="float" office:value="0.34749993" calcext:value-type="float">
            <text:p>0,34749993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6810005" calcext:value-type="float">
            <text:p>0,06810005</text:p>
          </table:table-cell>
          <table:table-cell office:value-type="float" office:value="0.159" calcext:value-type="float">
            <text:p>0,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29998" calcext:value-type="float">
            <text:p>0,0429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" calcext:value-type="float">
            <text:p>0,0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7:.AG107])" office:value-type="float" office:value="0.34849985" calcext:value-type="float">
            <text:p>0,3484998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7730006" calcext:value-type="float">
            <text:p>0,07730006</text:p>
          </table:table-cell>
          <table:table-cell office:value-type="float" office:value="0.1529" calcext:value-type="float">
            <text:p>0,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179977" calcext:value-type="float">
            <text:p>0,0417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70001" calcext:value-type="float">
            <text:p>0,06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8:.AG108])" office:value-type="float" office:value="0.36019984" calcext:value-type="float">
            <text:p>0,3601998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810005" calcext:value-type="float">
            <text:p>0,06810005</text:p>
          </table:table-cell>
          <table:table-cell office:value-type="float" office:value="0.1448001" calcext:value-type="float">
            <text:p>0,14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1169" calcext:value-type="float">
            <text:p>0,1169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4839975" calcext:value-type="float">
            <text:p>0,0483997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70002" calcext:value-type="float">
            <text:p>0,037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09:.AG109])" office:value-type="float" office:value="0.446099921" calcext:value-type="float">
            <text:p>0,44609992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470006" calcext:value-type="float">
            <text:p>0,07470006</text:p>
          </table:table-cell>
          <table:table-cell office:value-type="float" office:value="0.1897001" calcext:value-type="float">
            <text:p>0,189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769983" calcext:value-type="float">
            <text:p>0,0476998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9999" calcext:value-type="float">
            <text:p>0,019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0:.AG110])" office:value-type="float" office:value="0.36199998" calcext:value-type="float">
            <text:p>0,3619999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7150005" calcext:value-type="float">
            <text:p>0,07150005</text:p>
          </table:table-cell>
          <table:table-cell office:value-type="float" office:value="0.1629" calcext:value-type="float">
            <text:p>0,1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" calcext:value-type="float">
            <text:p>0,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469978" calcext:value-type="float">
            <text:p>0,0446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0003" calcext:value-type="float">
            <text:p>0,051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1:.AG111])" office:value-type="float" office:value="0.35919986" calcext:value-type="float">
            <text:p>0,35919986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220008" calcext:value-type="float">
            <text:p>0,07220008</text:p>
          </table:table-cell>
          <table:table-cell office:value-type="float" office:value="0.1662001" calcext:value-type="float">
            <text:p>0,166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779975" calcext:value-type="float">
            <text:p>0,0477997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7" calcext:value-type="float">
            <text:p>0,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2:.AG112])" office:value-type="float" office:value="0.4236999311" calcext:value-type="float">
            <text:p>0,423699931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7730006" calcext:value-type="float">
            <text:p>0,07730006</text:p>
          </table:table-cell>
          <table:table-cell office:value-type="float" office:value="0.1477001" calcext:value-type="float">
            <text:p>0,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209977" calcext:value-type="float">
            <text:p>0,0420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998" calcext:value-type="float">
            <text:p>0,037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3:.AG113])" office:value-type="float" office:value="0.33279991" calcext:value-type="float">
            <text:p>0,3327999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7350005" calcext:value-type="float">
            <text:p>0,07350005</text:p>
          </table:table-cell>
          <table:table-cell office:value-type="float" office:value="0.1625001" calcext:value-type="float">
            <text:p>0,16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479979" calcext:value-type="float">
            <text:p>0,0447997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0002" calcext:value-type="float">
            <text:p>0,044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4:.AG114])" office:value-type="float" office:value="0.353599961" calcext:value-type="float">
            <text:p>0,35359996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8030008" calcext:value-type="float">
            <text:p>0,08030008</text:p>
          </table:table-cell>
          <table:table-cell office:value-type="float" office:value="0.1611" calcext:value-type="float">
            <text:p>0,1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409974" calcext:value-type="float">
            <text:p>0,0440997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3" calcext:value-type="float">
            <text:p>0,0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5:.AG115])" office:value-type="float" office:value="0.348899821" calcext:value-type="float">
            <text:p>0,34889982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7540005" calcext:value-type="float">
            <text:p>0,07540005</text:p>
          </table:table-cell>
          <table:table-cell office:value-type="float" office:value="0.1539" calcext:value-type="float">
            <text:p>0,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3989981" calcext:value-type="float">
            <text:p>0,0398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" calcext:value-type="float">
            <text:p>0,0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6:.AG116])" office:value-type="float" office:value="0.32559986" calcext:value-type="float">
            <text:p>0,32559986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7330007" calcext:value-type="float">
            <text:p>0,07330007</text:p>
          </table:table-cell>
          <table:table-cell office:value-type="float" office:value="0.1441001" calcext:value-type="float">
            <text:p>0,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659998" calcext:value-type="float">
            <text:p>0,04659998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0001" calcext:value-type="float">
            <text:p>0,01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7:.AG117])" office:value-type="float" office:value="0.31110016" calcext:value-type="float">
            <text:p>0,3111001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220007" calcext:value-type="float">
            <text:p>0,08220007</text:p>
          </table:table-cell>
          <table:table-cell office:value-type="float" office:value="0.1457001" calcext:value-type="float">
            <text:p>0,14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2" calcext:value-type="float">
            <text:p>0,007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3369" calcext:value-type="float">
            <text:p>0,336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9998" calcext:value-type="float">
            <text:p>0,02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8:.AG118])" office:value-type="float" office:value="0.6176001521" calcext:value-type="float">
            <text:p>0,617600152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7610009" calcext:value-type="float">
            <text:p>0,07610009</text:p>
          </table:table-cell>
          <table:table-cell office:value-type="float" office:value="0.1524" calcext:value-type="float">
            <text:p>0,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259972" calcext:value-type="float">
            <text:p>0,0425997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0001" calcext:value-type="float">
            <text:p>0,015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19:.AG119])" office:value-type="float" office:value="0.31599982" calcext:value-type="float">
            <text:p>0,3159998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6540006" calcext:value-type="float">
            <text:p>0,06540006</text:p>
          </table:table-cell>
          <table:table-cell office:value-type="float" office:value="0.1443" calcext:value-type="float">
            <text:p>0,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49978" calcext:value-type="float">
            <text:p>0,0424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60002" calcext:value-type="float">
            <text:p>0,076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0:.AG120])" office:value-type="float" office:value="0.356099861" calcext:value-type="float">
            <text:p>0,35609986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830005" calcext:value-type="float">
            <text:p>0,06830005</text:p>
          </table:table-cell>
          <table:table-cell office:value-type="float" office:value="0.1412001" calcext:value-type="float">
            <text:p>0,141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89973" calcext:value-type="float">
            <text:p>0,0408997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19998" calcext:value-type="float">
            <text:p>0,0221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1:.AG121])" office:value-type="float" office:value="0.299799861" calcext:value-type="float">
            <text:p>0,29979986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6750008" calcext:value-type="float">
            <text:p>0,06750008</text:p>
          </table:table-cell>
          <table:table-cell office:value-type="float" office:value="0.1505001" calcext:value-type="float">
            <text:p>0,150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9269983" calcext:value-type="float">
            <text:p>0,0926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0001" calcext:value-type="float">
            <text:p>0,013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2:.AG122])" office:value-type="float" office:value="0.3524000211" calcext:value-type="float">
            <text:p>0,352400021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8470009" calcext:value-type="float">
            <text:p>0,08470009</text:p>
          </table:table-cell>
          <table:table-cell office:value-type="float" office:value="0.1598001" calcext:value-type="float">
            <text:p>0,159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429977" calcext:value-type="float">
            <text:p>0,0442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70001" calcext:value-type="float">
            <text:p>0,04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3:.AG123])" office:value-type="float" office:value="0.36599997" calcext:value-type="float">
            <text:p>0,36599997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7170007" calcext:value-type="float">
            <text:p>0,07170007</text:p>
          </table:table-cell>
          <table:table-cell office:value-type="float" office:value="0.1553001" calcext:value-type="float">
            <text:p>0,15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7469997" calcext:value-type="float">
            <text:p>0,07469997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" calcext:value-type="float">
            <text:p>0,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4:.AG124])" office:value-type="float" office:value="0.34600014" calcext:value-type="float">
            <text:p>0,34600014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8450001" calcext:value-type="float">
            <text:p>0,08450001</text:p>
          </table:table-cell>
          <table:table-cell office:value-type="float" office:value="0.156" calcext:value-type="float">
            <text:p>0,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4" calcext:value-type="float">
            <text:p>0,0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99999" calcext:value-type="float">
            <text:p>0,008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5295003" calcext:value-type="float">
            <text:p>0,5295003</text:p>
          </table:table-cell>
          <table:table-cell office:value-type="float" office:value="0.0034" calcext:value-type="float">
            <text:p>0,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998" calcext:value-type="float">
            <text:p>0,018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5:.AG125])" office:value-type="float" office:value="0.824500289" calcext:value-type="float">
            <text:p>0,824500289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7350006" calcext:value-type="float">
            <text:p>0,07350006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959975" calcext:value-type="float">
            <text:p>0,0495997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0001" calcext:value-type="float">
            <text:p>0,04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6:.AG126])" office:value-type="float" office:value="0.36679982" calcext:value-type="float">
            <text:p>0,3667998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8050007" calcext:value-type="float">
            <text:p>0,08050007</text:p>
          </table:table-cell>
          <table:table-cell office:value-type="float" office:value="0.1554001" calcext:value-type="float">
            <text:p>0,155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69977" calcext:value-type="float">
            <text:p>0,0436997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59999" calcext:value-type="float">
            <text:p>0,030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7:.AG127])" office:value-type="float" office:value="0.338899931" calcext:value-type="float">
            <text:p>0,33889993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7030003" calcext:value-type="float">
            <text:p>0,07030003</text:p>
          </table:table-cell>
          <table:table-cell office:value-type="float" office:value="0.1508001" calcext:value-type="float">
            <text:p>0,15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109983" calcext:value-type="float">
            <text:p>0,0410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40002" calcext:value-type="float">
            <text:p>0,08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8:.AG128])" office:value-type="float" office:value="0.3804999801" calcext:value-type="float">
            <text:p>0,380499980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6760006" calcext:value-type="float">
            <text:p>0,06760006</text:p>
          </table:table-cell>
          <table:table-cell office:value-type="float" office:value="0.1724" calcext:value-type="float">
            <text:p>0,1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039977" calcext:value-type="float">
            <text:p>0,0403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5" calcext:value-type="float">
            <text:p>0,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29:.AG129])" office:value-type="float" office:value="0.36079983" calcext:value-type="float">
            <text:p>0,3607998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790007" calcext:value-type="float">
            <text:p>0,06790007</text:p>
          </table:table-cell>
          <table:table-cell office:value-type="float" office:value="0.1440001" calcext:value-type="float">
            <text:p>0,14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3949983" calcext:value-type="float">
            <text:p>0,03949983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0001" calcext:value-type="float">
            <text:p>0,02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0:.AG130])" office:value-type="float" office:value="0.30000001" calcext:value-type="float">
            <text:p>0,3000000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6830005" calcext:value-type="float">
            <text:p>0,06830005</text:p>
          </table:table-cell>
          <table:table-cell office:value-type="float" office:value="0.1593" calcext:value-type="float">
            <text:p>0,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149981" calcext:value-type="float">
            <text:p>0,0414998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0001" calcext:value-type="float">
            <text:p>0,071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1:.AG131])" office:value-type="float" office:value="0.368399871" calcext:value-type="float">
            <text:p>0,36839987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6520007" calcext:value-type="float">
            <text:p>0,06520007</text:p>
          </table:table-cell>
          <table:table-cell office:value-type="float" office:value="0.1503001" calcext:value-type="float">
            <text:p>0,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09973" calcext:value-type="float">
            <text:p>0,0420997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0001" calcext:value-type="float">
            <text:p>0,05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2:.AG132])" office:value-type="float" office:value="0.3354999112" calcext:value-type="float">
            <text:p>0,335499911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6740005" calcext:value-type="float">
            <text:p>0,06740005</text:p>
          </table:table-cell>
          <table:table-cell office:value-type="float" office:value="0.1575001" calcext:value-type="float">
            <text:p>0,15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899974" calcext:value-type="float">
            <text:p>0,03899974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09998" calcext:value-type="float">
            <text:p>0,034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3:.AG133])" office:value-type="float" office:value="0.32779987" calcext:value-type="float">
            <text:p>0,3277998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7520007" calcext:value-type="float">
            <text:p>0,07520007</text:p>
          </table:table-cell>
          <table:table-cell office:value-type="float" office:value="0.1529001" calcext:value-type="float">
            <text:p>0,15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69989" calcext:value-type="float">
            <text:p>0,04169989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90001" calcext:value-type="float">
            <text:p>0,03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4:.AG134])" office:value-type="float" office:value="0.337900071" calcext:value-type="float">
            <text:p>0,33790007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6640004" calcext:value-type="float">
            <text:p>0,06640004</text:p>
          </table:table-cell>
          <table:table-cell office:value-type="float" office:value="0.1502001" calcext:value-type="float">
            <text:p>0,15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339981" calcext:value-type="float">
            <text:p>0,0433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09999" calcext:value-type="float">
            <text:p>0,02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5:.AG135])" office:value-type="float" office:value="0.3108999411" calcext:value-type="float">
            <text:p>0,310899941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256001" calcext:value-type="float">
            <text:p>0,1256001</text:p>
          </table:table-cell>
          <table:table-cell office:value-type="float" office:value="0.1530001" calcext:value-type="float">
            <text:p>0,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29967" calcext:value-type="float">
            <text:p>0,0412996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60002" calcext:value-type="float">
            <text:p>0,071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6:.AG136])" office:value-type="float" office:value="0.4195998912" calcext:value-type="float">
            <text:p>0,419599891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860006" calcext:value-type="float">
            <text:p>0,06860006</text:p>
          </table:table-cell>
          <table:table-cell office:value-type="float" office:value="0.1518001" calcext:value-type="float">
            <text:p>0,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029986" calcext:value-type="float">
            <text:p>0,04029986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4" calcext:value-type="float">
            <text:p>0,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7:.AG137])" office:value-type="float" office:value="0.3161000212" calcext:value-type="float">
            <text:p>0,316100021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6800003" calcext:value-type="float">
            <text:p>0,06800003</text:p>
          </table:table-cell>
          <table:table-cell office:value-type="float" office:value="0.1410001" calcext:value-type="float">
            <text:p>0,14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4998" calcext:value-type="float">
            <text:p>0,0414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30001" calcext:value-type="float">
            <text:p>0,049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8:.AG138])" office:value-type="float" office:value="0.3274999411" calcext:value-type="float">
            <text:p>0,327499941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7080006" calcext:value-type="float">
            <text:p>0,07080006</text:p>
          </table:table-cell>
          <table:table-cell office:value-type="float" office:value="0.1584001" calcext:value-type="float">
            <text:p>0,15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3879981" calcext:value-type="float">
            <text:p>0,0387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90002" calcext:value-type="float">
            <text:p>0,014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9:.AG139])" office:value-type="float" office:value="0.311699991" calcext:value-type="float">
            <text:p>0,31169999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8330008" calcext:value-type="float">
            <text:p>0,08330008</text:p>
          </table:table-cell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919974" calcext:value-type="float">
            <text:p>0,0391997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70002" calcext:value-type="float">
            <text:p>0,054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0:.AG140])" office:value-type="float" office:value="0.36019984" calcext:value-type="float">
            <text:p>0,36019984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6620008" calcext:value-type="float">
            <text:p>0,06620008</text:p>
          </table:table-cell>
          <table:table-cell office:value-type="float" office:value="0.1513" calcext:value-type="float">
            <text:p>0,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" calcext:value-type="float">
            <text:p>0,0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12998" calcext:value-type="float">
            <text:p>0,041299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9999" calcext:value-type="float">
            <text:p>0,039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1:.AG141])" office:value-type="float" office:value="0.3253998701" calcext:value-type="float">
            <text:p>0,325399870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6650004" calcext:value-type="float">
            <text:p>0,06650004</text:p>
          </table:table-cell>
          <table:table-cell office:value-type="float" office:value="0.1528001" calcext:value-type="float">
            <text:p>0,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069977" calcext:value-type="float">
            <text:p>0,0406997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09998" calcext:value-type="float">
            <text:p>0,03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2:.AG142])" office:value-type="float" office:value="0.32089989" calcext:value-type="float">
            <text:p>0,3208998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7150006" calcext:value-type="float">
            <text:p>0,07150006</text:p>
          </table:table-cell>
          <table:table-cell office:value-type="float" office:value="0.1528001" calcext:value-type="float">
            <text:p>0,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79976" calcext:value-type="float">
            <text:p>0,04079976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0001" calcext:value-type="float">
            <text:p>0,020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3:.AG143])" office:value-type="float" office:value="0.3124999312" calcext:value-type="float">
            <text:p>0,312499931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7290008" calcext:value-type="float">
            <text:p>0,07290008</text:p>
          </table:table-cell>
          <table:table-cell office:value-type="float" office:value="0.1582001" calcext:value-type="float">
            <text:p>0,158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99999" calcext:value-type="float">
            <text:p>0,0068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3779968" calcext:value-type="float">
            <text:p>0,03779968</text:p>
          </table:table-cell>
          <table:table-cell office:value-type="float" office:value="0.0006" calcext:value-type="float">
            <text:p>0,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20001" calcext:value-type="float">
            <text:p>0,018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4:.AG144])" office:value-type="float" office:value="0.314699869" calcext:value-type="float">
            <text:p>0,31469986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520005" calcext:value-type="float">
            <text:p>0,06520005</text:p>
          </table:table-cell>
          <table:table-cell office:value-type="float" office:value="0.1499001" calcext:value-type="float">
            <text:p>0,14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09977" calcext:value-type="float">
            <text:p>0,0400997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20001" calcext:value-type="float">
            <text:p>0,017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5:.AG145])" office:value-type="float" office:value="0.299599931" calcext:value-type="float">
            <text:p>0,29959993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550005" calcext:value-type="float">
            <text:p>0,06550005</text:p>
          </table:table-cell>
          <table:table-cell office:value-type="float" office:value="0.1638001" calcext:value-type="float">
            <text:p>0,16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4059971" calcext:value-type="float">
            <text:p>0,0405997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20001" calcext:value-type="float">
            <text:p>0,06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6:.AG146])" office:value-type="float" office:value="0.35669987" calcext:value-type="float">
            <text:p>0,3566998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460005" calcext:value-type="float">
            <text:p>0,06460005</text:p>
          </table:table-cell>
          <table:table-cell office:value-type="float" office:value="0.1511001" calcext:value-type="float">
            <text:p>0,151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849983" calcext:value-type="float">
            <text:p>0,0384998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001" calcext:value-type="float">
            <text:p>0,013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7:.AG147])" office:value-type="float" office:value="0.2951999911" calcext:value-type="float">
            <text:p>0,295199991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7740005" calcext:value-type="float">
            <text:p>0,07740005</text:p>
          </table:table-cell>
          <table:table-cell office:value-type="float" office:value="0.1391001" calcext:value-type="float">
            <text:p>0,13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869975" calcext:value-type="float">
            <text:p>0,0386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9998" calcext:value-type="float">
            <text:p>0,026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8:.AG148])" office:value-type="float" office:value="0.3092998811" calcext:value-type="float">
            <text:p>0,309299881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7060006" calcext:value-type="float">
            <text:p>0,07060006</text:p>
          </table:table-cell>
          <table:table-cell office:value-type="float" office:value="0.1533001" calcext:value-type="float">
            <text:p>0,15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99999" calcext:value-type="float">
            <text:p>0,006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09971" calcext:value-type="float">
            <text:p>0,0420997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0001" calcext:value-type="float">
            <text:p>0,028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9:.AG149])" office:value-type="float" office:value="0.3223998791" calcext:value-type="float">
            <text:p>0,322399879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6390005" calcext:value-type="float">
            <text:p>0,06390005</text:p>
          </table:table-cell>
          <table:table-cell office:value-type="float" office:value="0.1634001" calcext:value-type="float">
            <text:p>0,163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29978" calcext:value-type="float">
            <text:p>0,0402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9999" calcext:value-type="float">
            <text:p>0,02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0:.AG150])" office:value-type="float" office:value="0.32509992" calcext:value-type="float">
            <text:p>0,3250999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750005" calcext:value-type="float">
            <text:p>0,06750005</text:p>
          </table:table-cell>
          <table:table-cell office:value-type="float" office:value="0.1529" calcext:value-type="float">
            <text:p>0,1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4099971" calcext:value-type="float">
            <text:p>0,0409997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9998" calcext:value-type="float">
            <text:p>0,05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1:.AG151])" office:value-type="float" office:value="0.3397997401" calcext:value-type="float">
            <text:p>0,339799740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6700006" calcext:value-type="float">
            <text:p>0,06700006</text:p>
          </table:table-cell>
          <table:table-cell office:value-type="float" office:value="0.1558001" calcext:value-type="float">
            <text:p>0,155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29982" calcext:value-type="float">
            <text:p>0,04029982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0002" calcext:value-type="float">
            <text:p>0,06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2:.AG152])" office:value-type="float" office:value="0.36" calcext:value-type="float">
            <text:p>0,3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7030006" calcext:value-type="float">
            <text:p>0,07030006</text:p>
          </table:table-cell>
          <table:table-cell office:value-type="float" office:value="0.1617001" calcext:value-type="float">
            <text:p>0,16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39983" calcext:value-type="float">
            <text:p>0,0423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40002" calcext:value-type="float">
            <text:p>0,029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3:.AG153])" office:value-type="float" office:value="0.332100011" calcext:value-type="float">
            <text:p>0,3321000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6370005" calcext:value-type="float">
            <text:p>0,06370005</text:p>
          </table:table-cell>
          <table:table-cell office:value-type="float" office:value="0.1361001" calcext:value-type="float">
            <text:p>0,13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3969981" calcext:value-type="float">
            <text:p>0,0396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10001" calcext:value-type="float">
            <text:p>0,017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4:.AG154])" office:value-type="float" office:value="0.283199971" calcext:value-type="float">
            <text:p>0,28319997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230005" calcext:value-type="float">
            <text:p>0,06230005</text:p>
          </table:table-cell>
          <table:table-cell office:value-type="float" office:value="0.1493001" calcext:value-type="float">
            <text:p>0,149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00001" calcext:value-type="float">
            <text:p>0,005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3969974" calcext:value-type="float">
            <text:p>0,0396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0001" calcext:value-type="float">
            <text:p>0,04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5:.AG155])" office:value-type="float" office:value="0.321699901" calcext:value-type="float">
            <text:p>0,32169990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6540007" calcext:value-type="float">
            <text:p>0,06540007</text:p>
          </table:table-cell>
          <table:table-cell office:value-type="float" office:value="0.1370001" calcext:value-type="float">
            <text:p>0,13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3839985" calcext:value-type="float">
            <text:p>0,03839985</text:p>
          </table:table-cell>
          <table:table-cell office:value-type="float" office:value="0.0028" calcext:value-type="float">
            <text:p>0,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0001" calcext:value-type="float">
            <text:p>0,020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6:.AG156])" office:value-type="float" office:value="0.2900000301" calcext:value-type="float">
            <text:p>0,290000030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270005" calcext:value-type="float">
            <text:p>0,07270005</text:p>
          </table:table-cell>
          <table:table-cell office:value-type="float" office:value="0.1464001" calcext:value-type="float">
            <text:p>0,14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849981" calcext:value-type="float">
            <text:p>0,0384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39998" calcext:value-type="float">
            <text:p>0,0113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7:.AG157])" office:value-type="float" office:value="0.296299941" calcext:value-type="float">
            <text:p>0,29629994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6650005" calcext:value-type="float">
            <text:p>0,06650005</text:p>
          </table:table-cell>
          <table:table-cell office:value-type="float" office:value="0.1513001" calcext:value-type="float">
            <text:p>0,151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08998" calcext:value-type="float">
            <text:p>0,040899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8" calcext:value-type="float">
            <text:p>0,0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8:.AG158])" office:value-type="float" office:value="0.34619995" calcext:value-type="float">
            <text:p>0,3461999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540006" calcext:value-type="float">
            <text:p>0,06540006</text:p>
          </table:table-cell>
          <table:table-cell office:value-type="float" office:value="0.1417001" calcext:value-type="float">
            <text:p>0,1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96998" calcext:value-type="float">
            <text:p>0,0396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001" calcext:value-type="float">
            <text:p>0,02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59:.AG159])" office:value-type="float" office:value="0.30199997" calcext:value-type="float">
            <text:p>0,3019999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6750005" calcext:value-type="float">
            <text:p>0,06750005</text:p>
          </table:table-cell>
          <table:table-cell office:value-type="float" office:value="0.1481001" calcext:value-type="float">
            <text:p>0,14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99999" calcext:value-type="float">
            <text:p>0,006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3709978" calcext:value-type="float">
            <text:p>0,0370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80001" calcext:value-type="float">
            <text:p>0,034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0:.AG160])" office:value-type="float" office:value="0.314699939" calcext:value-type="float">
            <text:p>0,314699939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500006" calcext:value-type="float">
            <text:p>0,06500006</text:p>
          </table:table-cell>
          <table:table-cell office:value-type="float" office:value="0.1523001" calcext:value-type="float">
            <text:p>0,152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19975" calcext:value-type="float">
            <text:p>0,0431997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60001" calcext:value-type="float">
            <text:p>0,04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1:.AG161])" office:value-type="float" office:value="0.33709992" calcext:value-type="float">
            <text:p>0,3370999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6600006" calcext:value-type="float">
            <text:p>0,06600006</text:p>
          </table:table-cell>
          <table:table-cell office:value-type="float" office:value="0.1521001" calcext:value-type="float">
            <text:p>0,15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29975" calcext:value-type="float">
            <text:p>0,0402997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30002" calcext:value-type="float">
            <text:p>0,040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2:.AG162])" office:value-type="float" office:value="0.32649993" calcext:value-type="float">
            <text:p>0,3264999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050006" calcext:value-type="float">
            <text:p>0,07050006</text:p>
          </table:table-cell>
          <table:table-cell office:value-type="float" office:value="0.1436" calcext:value-type="float">
            <text:p>0,1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" calcext:value-type="float">
            <text:p>0,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69977" calcext:value-type="float">
            <text:p>0,0396997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9998" calcext:value-type="float">
            <text:p>0,042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3:.AG163])" office:value-type="float" office:value="0.32329981" calcext:value-type="float">
            <text:p>0,3232998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7940008" calcext:value-type="float">
            <text:p>0,07940008</text:p>
          </table:table-cell>
          <table:table-cell office:value-type="float" office:value="0.1507001" calcext:value-type="float">
            <text:p>0,15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2" calcext:value-type="float">
            <text:p>0,006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4059982" calcext:value-type="float">
            <text:p>0,0405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7" calcext:value-type="float">
            <text:p>0,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4:.AG164])" office:value-type="float" office:value="0.334100002" calcext:value-type="float">
            <text:p>0,3341000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110006" calcext:value-type="float">
            <text:p>0,07110006</text:p>
          </table:table-cell>
          <table:table-cell office:value-type="float" office:value="0.1516" calcext:value-type="float">
            <text:p>0,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389987" calcext:value-type="float">
            <text:p>0,04389987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00002" calcext:value-type="float">
            <text:p>0,01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5:.AG165])" office:value-type="float" office:value="0.31519995" calcext:value-type="float">
            <text:p>0,3151999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004001" calcext:value-type="float">
            <text:p>0,1004001</text:p>
          </table:table-cell>
          <table:table-cell office:value-type="float" office:value="0.1837" calcext:value-type="float">
            <text:p>0,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600001" calcext:value-type="float">
            <text:p>0,009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238" calcext:value-type="float">
            <text:p>0,0238</text:p>
          </table:table-cell>
          <table:table-cell office:value-type="float" office:value="0.04939981" calcext:value-type="float">
            <text:p>0,0493998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" calcext:value-type="float">
            <text:p>0,0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6:.AG166])" office:value-type="float" office:value="0.392799911" calcext:value-type="float">
            <text:p>0,392799911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460005" calcext:value-type="float">
            <text:p>0,07460005</text:p>
          </table:table-cell>
          <table:table-cell office:value-type="float" office:value="0.1646001" calcext:value-type="float">
            <text:p>0,16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1302001" calcext:value-type="float">
            <text:p>0,1302001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2155002" calcext:value-type="float">
            <text:p>0,215500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69999" calcext:value-type="float">
            <text:p>0,032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7:.AG167])" office:value-type="float" office:value="0.65570044" calcext:value-type="float">
            <text:p>0,65570044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9900008" calcext:value-type="float">
            <text:p>0,09900008</text:p>
          </table:table-cell>
          <table:table-cell office:value-type="float" office:value="0.1761" calcext:value-type="float">
            <text:p>0,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1997001" calcext:value-type="float">
            <text:p>0,199700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9997" calcext:value-type="float">
            <text:p>0,0215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8:.AG168])" office:value-type="float" office:value="0.528500151" calcext:value-type="float">
            <text:p>0,52850015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270004" calcext:value-type="float">
            <text:p>0,07270004</text:p>
          </table:table-cell>
          <table:table-cell office:value-type="float" office:value="0.1643" calcext:value-type="float">
            <text:p>0,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299975" calcext:value-type="float">
            <text:p>0,0429997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399994" calcext:value-type="float">
            <text:p>0,00939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69:.AG169])" office:value-type="float" office:value="0.320099784" calcext:value-type="float">
            <text:p>0,32009978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8140009" calcext:value-type="float">
            <text:p>0,08140009</text:p>
          </table:table-cell>
          <table:table-cell office:value-type="float" office:value="0.1689" calcext:value-type="float">
            <text:p>0,1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4679972" calcext:value-type="float">
            <text:p>0,0467997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60001" calcext:value-type="float">
            <text:p>0,012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0:.AG170])" office:value-type="float" office:value="0.342499821" calcext:value-type="float">
            <text:p>0,34249982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480007" calcext:value-type="float">
            <text:p>0,07480007</text:p>
          </table:table-cell>
          <table:table-cell office:value-type="float" office:value="0.1733001" calcext:value-type="float">
            <text:p>0,173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5130001" calcext:value-type="float">
            <text:p>0,0513000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" calcext:value-type="float">
            <text:p>0,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1:.AG171])" office:value-type="float" office:value="0.3675001811" calcext:value-type="float">
            <text:p>0,367500181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094001" calcext:value-type="float">
            <text:p>0,1094001</text:p>
          </table:table-cell>
          <table:table-cell office:value-type="float" office:value="0.2432001" calcext:value-type="float">
            <text:p>0,243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,0186</text:p>
          </table:table-cell>
          <table:table-cell office:value-type="float" office:value="0.05349999" calcext:value-type="float">
            <text:p>0,0534999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" calcext:value-type="float">
            <text:p>0,0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2:.AG172])" office:value-type="float" office:value="0.47250019" calcext:value-type="float">
            <text:p>0,4725001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550006" calcext:value-type="float">
            <text:p>0,07550006</text:p>
          </table:table-cell>
          <table:table-cell office:value-type="float" office:value="0.1921001" calcext:value-type="float">
            <text:p>0,192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5149988" calcext:value-type="float">
            <text:p>0,0514998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1" calcext:value-type="float">
            <text:p>0,02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3:.AG173])" office:value-type="float" office:value="0.37390005" calcext:value-type="float">
            <text:p>0,3739000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7730009" calcext:value-type="float">
            <text:p>0,07730009</text:p>
          </table:table-cell>
          <table:table-cell office:value-type="float" office:value="0.1846" calcext:value-type="float">
            <text:p>0,1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71999" calcext:value-type="float">
            <text:p>0,0471999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9998" calcext:value-type="float">
            <text:p>0,012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4:.AG174])" office:value-type="float" office:value="0.353299971" calcext:value-type="float">
            <text:p>0,35329997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6840006" calcext:value-type="float">
            <text:p>0,06840006</text:p>
          </table:table-cell>
          <table:table-cell office:value-type="float" office:value="0.1650001" calcext:value-type="float">
            <text:p>0,16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349987" calcext:value-type="float">
            <text:p>0,0434998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" calcext:value-type="float">
            <text:p>0,0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5:.AG175])" office:value-type="float" office:value="0.371000031" calcext:value-type="float">
            <text:p>0,37100003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8320008" calcext:value-type="float">
            <text:p>0,08320008</text:p>
          </table:table-cell>
          <table:table-cell office:value-type="float" office:value="0.1567001" calcext:value-type="float">
            <text:p>0,15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38998" calcext:value-type="float">
            <text:p>0,043899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09998" calcext:value-type="float">
            <text:p>0,091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6:.AG176])" office:value-type="float" office:value="0.4042999599" calcext:value-type="float">
            <text:p>0,404299959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8250011" calcext:value-type="float">
            <text:p>0,08250011</text:p>
          </table:table-cell>
          <table:table-cell office:value-type="float" office:value="0.1589" calcext:value-type="float">
            <text:p>0,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99999" calcext:value-type="float">
            <text:p>0,0074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99998" calcext:value-type="float">
            <text:p>0,049999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0001" calcext:value-type="float">
            <text:p>0,038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7:.AG177])" office:value-type="float" office:value="0.359399919" calcext:value-type="float">
            <text:p>0,35939991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8010006" calcext:value-type="float">
            <text:p>0,08010006</text:p>
          </table:table-cell>
          <table:table-cell office:value-type="float" office:value="0.1561" calcext:value-type="float">
            <text:p>0,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279982" calcext:value-type="float">
            <text:p>0,0427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19999" calcext:value-type="float">
            <text:p>0,029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8:.AG178])" office:value-type="float" office:value="0.338299871" calcext:value-type="float">
            <text:p>0,33829987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540008" calcext:value-type="float">
            <text:p>0,08540008</text:p>
          </table:table-cell>
          <table:table-cell office:value-type="float" office:value="0.1489001" calcext:value-type="float">
            <text:p>0,148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159969" calcext:value-type="float">
            <text:p>0,0415996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2" calcext:value-type="float">
            <text:p>0,021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79:.AG179])" office:value-type="float" office:value="0.327599891" calcext:value-type="float">
            <text:p>0,32759989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8720008" calcext:value-type="float">
            <text:p>0,08720008</text:p>
          </table:table-cell>
          <table:table-cell office:value-type="float" office:value="0.1599" calcext:value-type="float">
            <text:p>0,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00002" calcext:value-type="float">
            <text:p>0,0059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469982" calcext:value-type="float">
            <text:p>0,04469982</text:p>
          </table:table-cell>
          <table:table-cell office:value-type="float" office:value="0.0028" calcext:value-type="float">
            <text:p>0,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5" calcext:value-type="float">
            <text:p>0,0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0:.AG180])" office:value-type="float" office:value="0.359999902" calcext:value-type="float">
            <text:p>0,35999990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090007" calcext:value-type="float">
            <text:p>0,07090007</text:p>
          </table:table-cell>
          <table:table-cell office:value-type="float" office:value="0.1589" calcext:value-type="float">
            <text:p>0,1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889983" calcext:value-type="float">
            <text:p>0,0488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89998" calcext:value-type="float">
            <text:p>0,0548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1:.AG181])" office:value-type="float" office:value="0.36329988" calcext:value-type="float">
            <text:p>0,3632998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9240006" calcext:value-type="float">
            <text:p>0,09240006</text:p>
          </table:table-cell>
          <table:table-cell office:value-type="float" office:value="0.164" calcext:value-type="float">
            <text:p>0,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office:value-type="float" office:value="0.04529974" calcext:value-type="float">
            <text:p>0,0452997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9999" calcext:value-type="float">
            <text:p>0,066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2:.AG182])" office:value-type="float" office:value="0.40289979" calcext:value-type="float">
            <text:p>0,4028997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60002" calcext:value-type="float">
            <text:p>0,2360002</text:p>
          </table:table-cell>
          <table:table-cell office:value-type="float" office:value="0.3584999" calcext:value-type="float">
            <text:p>0,3584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1" calcext:value-type="float">
            <text:p>0,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1223002" calcext:value-type="float">
            <text:p>0,122300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0005" calcext:value-type="float">
            <text:p>0,0542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3:.AG183])" office:value-type="float" office:value="0.8144003501" calcext:value-type="float">
            <text:p>0,814400350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7410007" calcext:value-type="float">
            <text:p>0,07410007</text:p>
          </table:table-cell>
          <table:table-cell office:value-type="float" office:value="0.1645001" calcext:value-type="float">
            <text:p>0,164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929982" calcext:value-type="float">
            <text:p>0,0492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99999" calcext:value-type="float">
            <text:p>0,072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4:.AG184])" office:value-type="float" office:value="0.391399981" calcext:value-type="float">
            <text:p>0,39139998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120005" calcext:value-type="float">
            <text:p>0,07120005</text:p>
          </table:table-cell>
          <table:table-cell office:value-type="float" office:value="0.1474001" calcext:value-type="float">
            <text:p>0,14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559973" calcext:value-type="float">
            <text:p>0,0455997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" calcext:value-type="float">
            <text:p>0,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5:.AG185])" office:value-type="float" office:value="0.34259988" calcext:value-type="float">
            <text:p>0,3425998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7830008" calcext:value-type="float">
            <text:p>0,07830008</text:p>
          </table:table-cell>
          <table:table-cell office:value-type="float" office:value="0.1457001" calcext:value-type="float">
            <text:p>0,14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300001" calcext:value-type="float">
            <text:p>0,009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899983" calcext:value-type="float">
            <text:p>0,0489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00001" calcext:value-type="float">
            <text:p>0,02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6:.AG186])" office:value-type="float" office:value="0.325600021" calcext:value-type="float">
            <text:p>0,32560002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7010006" calcext:value-type="float">
            <text:p>0,07010006</text:p>
          </table:table-cell>
          <table:table-cell office:value-type="float" office:value="0.1563001" calcext:value-type="float">
            <text:p>0,15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759967" calcext:value-type="float">
            <text:p>0,04759967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,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7:.AG187])" office:value-type="float" office:value="0.381999831" calcext:value-type="float">
            <text:p>0,38199983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050006" calcext:value-type="float">
            <text:p>0,08050006</text:p>
          </table:table-cell>
          <table:table-cell office:value-type="float" office:value="0.1767001" calcext:value-type="float">
            <text:p>0,176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555998" calcext:value-type="float">
            <text:p>0,055599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" calcext:value-type="float">
            <text:p>0,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8:.AG188])" office:value-type="float" office:value="0.37199996" calcext:value-type="float">
            <text:p>0,3719999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110005" calcext:value-type="float">
            <text:p>0,08110005</text:p>
          </table:table-cell>
          <table:table-cell office:value-type="float" office:value="0.1546001" calcext:value-type="float">
            <text:p>0,154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92999" calcext:value-type="float">
            <text:p>0,0492999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70001" calcext:value-type="float">
            <text:p>0,040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89:.AG189])" office:value-type="float" office:value="0.35670006" calcext:value-type="float">
            <text:p>0,356700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7630007" calcext:value-type="float">
            <text:p>0,07630007</text:p>
          </table:table-cell>
          <table:table-cell office:value-type="float" office:value="0.1621" calcext:value-type="float">
            <text:p>0,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359981" calcext:value-type="float">
            <text:p>0,0435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0:.AG190])" office:value-type="float" office:value="0.337799881" calcext:value-type="float">
            <text:p>0,33779988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7830007" calcext:value-type="float">
            <text:p>0,07830007</text:p>
          </table:table-cell>
          <table:table-cell office:value-type="float" office:value="0.1792001" calcext:value-type="float">
            <text:p>0,17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159984" calcext:value-type="float">
            <text:p>0,0415998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1:.AG191])" office:value-type="float" office:value="0.334600011" calcext:value-type="float">
            <text:p>0,33460001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7860007" calcext:value-type="float">
            <text:p>0,07860007</text:p>
          </table:table-cell>
          <table:table-cell office:value-type="float" office:value="0.1863001" calcext:value-type="float">
            <text:p>0,186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2" calcext:value-type="float">
            <text:p>0,007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4" calcext:value-type="float">
            <text:p>0,0164</text:p>
          </table:table-cell>
          <table:table-cell office:value-type="float" office:value="0.04939974" calcext:value-type="float">
            <text:p>0,0493997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69998" calcext:value-type="float">
            <text:p>0,0736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2:.AG192])" office:value-type="float" office:value="0.420799892" calcext:value-type="float">
            <text:p>0,42079989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9620007" calcext:value-type="float">
            <text:p>0,09620007</text:p>
          </table:table-cell>
          <table:table-cell office:value-type="float" office:value="0.2027" calcext:value-type="float">
            <text:p>0,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" calcext:value-type="float">
            <text:p>0,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6879994" calcext:value-type="float">
            <text:p>0,06879994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" calcext:value-type="float">
            <text:p>0,0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3:.AG193])" office:value-type="float" office:value="0.48130001" calcext:value-type="float">
            <text:p>0,4813000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6970005" calcext:value-type="float">
            <text:p>0,06970005</text:p>
          </table:table-cell>
          <table:table-cell office:value-type="float" office:value="0.1808001" calcext:value-type="float">
            <text:p>0,18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5" calcext:value-type="float">
            <text:p>0,0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5649989" calcext:value-type="float">
            <text:p>0,0564998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0002" calcext:value-type="float">
            <text:p>0,021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4:.AG194])" office:value-type="float" office:value="0.36020006" calcext:value-type="float">
            <text:p>0,360200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7170006" calcext:value-type="float">
            <text:p>0,07170006</text:p>
          </table:table-cell>
          <table:table-cell office:value-type="float" office:value="0.1648001" calcext:value-type="float">
            <text:p>0,16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339978" calcext:value-type="float">
            <text:p>0,0433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020001" calcext:value-type="float">
            <text:p>0,0402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5:.AG195])" office:value-type="float" office:value="0.3484999501" calcext:value-type="float">
            <text:p>0,348499950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6590004" calcext:value-type="float">
            <text:p>0,06590004</text:p>
          </table:table-cell>
          <table:table-cell office:value-type="float" office:value="0.1488001" calcext:value-type="float">
            <text:p>0,14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319981" calcext:value-type="float">
            <text:p>0,0431998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70001" calcext:value-type="float">
            <text:p>0,026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6:.AG196])" office:value-type="float" office:value="0.3136999601" calcext:value-type="float">
            <text:p>0,31369996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7000005" calcext:value-type="float">
            <text:p>0,07000005</text:p>
          </table:table-cell>
          <table:table-cell office:value-type="float" office:value="0.1704001" calcext:value-type="float">
            <text:p>0,17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00001" calcext:value-type="float">
            <text:p>0,006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60999" calcext:value-type="float">
            <text:p>0,0460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90003" calcext:value-type="float">
            <text:p>0,0839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7:.AG197])" office:value-type="float" office:value="0.398700081" calcext:value-type="float">
            <text:p>0,39870008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7550006" calcext:value-type="float">
            <text:p>0,07550006</text:p>
          </table:table-cell>
          <table:table-cell office:value-type="float" office:value="0.1659001" calcext:value-type="float">
            <text:p>0,165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219973" calcext:value-type="float">
            <text:p>0,04219973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0002" calcext:value-type="float">
            <text:p>0,053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8:.AG198])" office:value-type="float" office:value="0.3679999111" calcext:value-type="float">
            <text:p>0,367999911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050007" calcext:value-type="float">
            <text:p>0,08050007</text:p>
          </table:table-cell>
          <table:table-cell office:value-type="float" office:value="0.1525001" calcext:value-type="float">
            <text:p>0,15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59998" calcext:value-type="float">
            <text:p>0,0459998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" calcext:value-type="float">
            <text:p>0,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9:.AG199])" office:value-type="float" office:value="0.338099971" calcext:value-type="float">
            <text:p>0,33809997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8850008" calcext:value-type="float">
            <text:p>0,08850008</text:p>
          </table:table-cell>
          <table:table-cell office:value-type="float" office:value="0.1973001" calcext:value-type="float">
            <text:p>0,197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5579982" calcext:value-type="float">
            <text:p>0,05579982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9999" calcext:value-type="float">
            <text:p>0,029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0:.AG200])" office:value-type="float" office:value="0.41399999" calcext:value-type="float">
            <text:p>0,4139999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9890006" calcext:value-type="float">
            <text:p>0,09890006</text:p>
          </table:table-cell>
          <table:table-cell office:value-type="float" office:value="0.1914001" calcext:value-type="float">
            <text:p>0,191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" calcext:value-type="float">
            <text:p>0,0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6089983" calcext:value-type="float">
            <text:p>0,0608998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30002" calcext:value-type="float">
            <text:p>0,057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7" calcext:value-type="float">
            <text:p>0,0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1:.AG201])" office:value-type="float" office:value="0.44320001" calcext:value-type="float">
            <text:p>0,443200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690007" calcext:value-type="float">
            <text:p>0,06690007</text:p>
          </table:table-cell>
          <table:table-cell office:value-type="float" office:value="0.1475001" calcext:value-type="float">
            <text:p>0,147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59978" calcext:value-type="float">
            <text:p>0,04359978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90001" calcext:value-type="float">
            <text:p>0,026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2:.AG202])" office:value-type="float" office:value="0.31399996" calcext:value-type="float">
            <text:p>0,31399996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8240008" calcext:value-type="float">
            <text:p>0,08240008</text:p>
          </table:table-cell>
          <table:table-cell office:value-type="float" office:value="0.1808001" calcext:value-type="float">
            <text:p>0,18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2" calcext:value-type="float">
            <text:p>0,0083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929987" calcext:value-type="float">
            <text:p>0,0492998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50001" calcext:value-type="float">
            <text:p>0,0275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3:.AG203])" office:value-type="float" office:value="0.3712000621" calcext:value-type="float">
            <text:p>0,371200062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7010005" calcext:value-type="float">
            <text:p>0,07010005</text:p>
          </table:table-cell>
          <table:table-cell office:value-type="float" office:value="0.1466001" calcext:value-type="float">
            <text:p>0,14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" calcext:value-type="float">
            <text:p>0,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,0159</text:p>
          </table:table-cell>
          <table:table-cell office:value-type="float" office:value="0.04759987" calcext:value-type="float">
            <text:p>0,04759987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70001" calcext:value-type="float">
            <text:p>0,024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4:.AG204])" office:value-type="float" office:value="0.32110003" calcext:value-type="float">
            <text:p>0,3211000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9110008" calcext:value-type="float">
            <text:p>0,09110008</text:p>
          </table:table-cell>
          <table:table-cell office:value-type="float" office:value="0.1641001" calcext:value-type="float">
            <text:p>0,16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,0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659985" calcext:value-type="float">
            <text:p>0,04659985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1" calcext:value-type="float">
            <text:p>0,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5:.AG205])" office:value-type="float" office:value="0.36100003" calcext:value-type="float">
            <text:p>0,361000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7690005" calcext:value-type="float">
            <text:p>0,07690005</text:p>
          </table:table-cell>
          <table:table-cell office:value-type="float" office:value="0.1827" calcext:value-type="float">
            <text:p>0,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4629983" calcext:value-type="float">
            <text:p>0,0462998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2" calcext:value-type="float">
            <text:p>0,0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6:.AG206])" office:value-type="float" office:value="0.39879988" calcext:value-type="float">
            <text:p>0,3987998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7560005" calcext:value-type="float">
            <text:p>0,07560005</text:p>
          </table:table-cell>
          <table:table-cell office:value-type="float" office:value="0.1599001" calcext:value-type="float">
            <text:p>0,15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199983" calcext:value-type="float">
            <text:p>0,0419998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4" calcext:value-type="float">
            <text:p>0,0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7:.AG207])" office:value-type="float" office:value="0.37509998" calcext:value-type="float">
            <text:p>0,3750999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8680008" calcext:value-type="float">
            <text:p>0,08680008</text:p>
          </table:table-cell>
          <table:table-cell office:value-type="float" office:value="0.2084001" calcext:value-type="float">
            <text:p>0,20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04509969" calcext:value-type="float">
            <text:p>0,0450996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799988" calcext:value-type="float">
            <text:p>0,00979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8:.AG208])" office:value-type="float" office:value="0.389499858" calcext:value-type="float">
            <text:p>0,389499858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7590006" calcext:value-type="float">
            <text:p>0,07590006</text:p>
          </table:table-cell>
          <table:table-cell office:value-type="float" office:value="0.2048001" calcext:value-type="float">
            <text:p>0,20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5559997" calcext:value-type="float">
            <text:p>0,0555999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09:.AG209])" office:value-type="float" office:value="0.38970013" calcext:value-type="float">
            <text:p>0,3897001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8760007" calcext:value-type="float">
            <text:p>0,08760007</text:p>
          </table:table-cell>
          <table:table-cell office:value-type="float" office:value="0.1709001" calcext:value-type="float">
            <text:p>0,170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600001" calcext:value-type="float">
            <text:p>0,0046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2" calcext:value-type="float">
            <text:p>0,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5429992" calcext:value-type="float">
            <text:p>0,0542999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30001" calcext:value-type="float">
            <text:p>0,014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3" calcext:value-type="float">
            <text:p>0,00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0:.AG210])" office:value-type="float" office:value="0.367700101" calcext:value-type="float">
            <text:p>0,36770010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7520007" calcext:value-type="float">
            <text:p>0,07520007</text:p>
          </table:table-cell>
          <table:table-cell office:value-type="float" office:value="0.1638001" calcext:value-type="float">
            <text:p>0,163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649977" calcext:value-type="float">
            <text:p>0,0464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29998" calcext:value-type="float">
            <text:p>0,035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1:.AG211])" office:value-type="float" office:value="0.350299921" calcext:value-type="float">
            <text:p>0,35029992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6850004" calcext:value-type="float">
            <text:p>0,06850004</text:p>
          </table:table-cell>
          <table:table-cell office:value-type="float" office:value="0.1500001" calcext:value-type="float">
            <text:p>0,1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3889974" calcext:value-type="float">
            <text:p>0,03889974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0002" calcext:value-type="float">
            <text:p>0,0231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2:.AG212])" office:value-type="float" office:value="0.311599901" calcext:value-type="float">
            <text:p>0,31159990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8200005" calcext:value-type="float">
            <text:p>0,08200005</text:p>
          </table:table-cell>
          <table:table-cell office:value-type="float" office:value="0.1537001" calcext:value-type="float">
            <text:p>0,153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" calcext:value-type="float">
            <text:p>0,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5639975" calcext:value-type="float">
            <text:p>0,0563997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9" calcext:value-type="float">
            <text:p>0,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3:.AG213])" office:value-type="float" office:value="0.3453999" calcext:value-type="float">
            <text:p>0,345399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7730008" calcext:value-type="float">
            <text:p>0,07730008</text:p>
          </table:table-cell>
          <table:table-cell office:value-type="float" office:value="0.1529001" calcext:value-type="float">
            <text:p>0,152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519985" calcext:value-type="float">
            <text:p>0,04519985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0001" calcext:value-type="float">
            <text:p>0,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4:.AG214])" office:value-type="float" office:value="0.367000041" calcext:value-type="float">
            <text:p>0,36700004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889001" calcext:value-type="float">
            <text:p>0,0889001</text:p>
          </table:table-cell>
          <table:table-cell office:value-type="float" office:value="0.1547001" calcext:value-type="float">
            <text:p>0,154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689978" calcext:value-type="float">
            <text:p>0,04689978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" calcext:value-type="float">
            <text:p>0,0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5:.AG215])" office:value-type="float" office:value="0.341099981" calcext:value-type="float">
            <text:p>0,34109998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6910006" calcext:value-type="float">
            <text:p>0,06910006</text:p>
          </table:table-cell>
          <table:table-cell office:value-type="float" office:value="0.1443" calcext:value-type="float">
            <text:p>0,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69999" calcext:value-type="float">
            <text:p>0,0469999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,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6:.AG216])" office:value-type="float" office:value="0.351699961" calcext:value-type="float">
            <text:p>0,351699961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710008" calcext:value-type="float">
            <text:p>0,07710008</text:p>
          </table:table-cell>
          <table:table-cell office:value-type="float" office:value="0.1539" calcext:value-type="float">
            <text:p>0,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00001" calcext:value-type="float">
            <text:p>0,008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489986" calcext:value-type="float">
            <text:p>0,0448998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9999" calcext:value-type="float">
            <text:p>0,031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7:.AG217])" office:value-type="float" office:value="0.337799931" calcext:value-type="float">
            <text:p>0,33779993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8050007" calcext:value-type="float">
            <text:p>0,08050007</text:p>
          </table:table-cell>
          <table:table-cell office:value-type="float" office:value="0.1561" calcext:value-type="float">
            <text:p>0,1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4589975" calcext:value-type="float">
            <text:p>0,04589975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0001" calcext:value-type="float">
            <text:p>0,042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8:.AG218])" office:value-type="float" office:value="0.358699831" calcext:value-type="float">
            <text:p>0,35869983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8780008" calcext:value-type="float">
            <text:p>0,08780008</text:p>
          </table:table-cell>
          <table:table-cell office:value-type="float" office:value="0.2149001" calcext:value-type="float">
            <text:p>0,214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1380001" calcext:value-type="float">
            <text:p>0,138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99999" calcext:value-type="float">
            <text:p>0,008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6289998" calcext:value-type="float">
            <text:p>0,06289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90002" calcext:value-type="float">
            <text:p>0,0479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9:.AG219])" office:value-type="float" office:value="0.591200279" calcext:value-type="float">
            <text:p>0,591200279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8180009" calcext:value-type="float">
            <text:p>0,08180009</text:p>
          </table:table-cell>
          <table:table-cell office:value-type="float" office:value="0.248" calcext:value-type="float">
            <text:p>0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5" calcext:value-type="float">
            <text:p>0,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96" calcext:value-type="float">
            <text:p>0,0196</text:p>
          </table:table-cell>
          <table:table-cell office:value-type="float" office:value="0.06269992" calcext:value-type="float">
            <text:p>0,06269992</text:p>
          </table:table-cell>
          <table:table-cell office:value-type="float" office:value="0.0016" calcext:value-type="float">
            <text:p>0,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0003" calcext:value-type="float">
            <text:p>0,0327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0:.AG220])" office:value-type="float" office:value="0.4832000401" calcext:value-type="float">
            <text:p>0,48320004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8540007" calcext:value-type="float">
            <text:p>0,08540007</text:p>
          </table:table-cell>
          <table:table-cell office:value-type="float" office:value="0.1674001" calcext:value-type="float">
            <text:p>0,167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6289994" calcext:value-type="float">
            <text:p>0,0628999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39999" calcext:value-type="float">
            <text:p>0,06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1:.AG221])" office:value-type="float" office:value="0.412500101" calcext:value-type="float">
            <text:p>0,41250010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7400005" calcext:value-type="float">
            <text:p>0,07400005</text:p>
          </table:table-cell>
          <table:table-cell office:value-type="float" office:value="0.1494001" calcext:value-type="float">
            <text:p>0,149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229974" calcext:value-type="float">
            <text:p>0,0422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9999" calcext:value-type="float">
            <text:p>0,01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2:.AG222])" office:value-type="float" office:value="0.306799881" calcext:value-type="float">
            <text:p>0,30679988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8000005" calcext:value-type="float">
            <text:p>0,08000005</text:p>
          </table:table-cell>
          <table:table-cell office:value-type="float" office:value="0.1754" calcext:value-type="float">
            <text:p>0,1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00001" calcext:value-type="float">
            <text:p>0,0038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00001" calcext:value-type="float">
            <text:p>0,007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4979968" calcext:value-type="float">
            <text:p>0,0497996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90001" calcext:value-type="float">
            <text:p>0,030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3:.AG223])" office:value-type="float" office:value="0.369399742" calcext:value-type="float">
            <text:p>0,36939974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7820006" calcext:value-type="float">
            <text:p>0,07820006</text:p>
          </table:table-cell>
          <table:table-cell office:value-type="float" office:value="0.1748001" calcext:value-type="float">
            <text:p>0,174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5479986" calcext:value-type="float">
            <text:p>0,0547998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8" calcext:value-type="float">
            <text:p>0,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4:.AG224])" office:value-type="float" office:value="0.40450002" calcext:value-type="float">
            <text:p>0,4045000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8950009" calcext:value-type="float">
            <text:p>0,08950009</text:p>
          </table:table-cell>
          <table:table-cell office:value-type="float" office:value="0.1502" calcext:value-type="float">
            <text:p>0,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6" calcext:value-type="float">
            <text:p>0,0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5329976" calcext:value-type="float">
            <text:p>0,0532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60002" calcext:value-type="float">
            <text:p>0,0296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5:.AG225])" office:value-type="float" office:value="0.35719987" calcext:value-type="float">
            <text:p>0,3571998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7770006" calcext:value-type="float">
            <text:p>0,07770006</text:p>
          </table:table-cell>
          <table:table-cell office:value-type="float" office:value="0.1488001" calcext:value-type="float">
            <text:p>0,148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7849974" calcext:value-type="float">
            <text:p>0,07849974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0001" calcext:value-type="float">
            <text:p>0,02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6:.AG226])" office:value-type="float" office:value="0.360499911" calcext:value-type="float">
            <text:p>0,360499911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7940008" calcext:value-type="float">
            <text:p>0,07940008</text:p>
          </table:table-cell>
          <table:table-cell office:value-type="float" office:value="0.1492001" calcext:value-type="float">
            <text:p>0,149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75999" calcext:value-type="float">
            <text:p>0,047599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9998" calcext:value-type="float">
            <text:p>0,0112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7:.AG227])" office:value-type="float" office:value="0.3178000601" calcext:value-type="float">
            <text:p>0,317800060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7240007" calcext:value-type="float">
            <text:p>0,07240007</text:p>
          </table:table-cell>
          <table:table-cell office:value-type="float" office:value="0.1596001" calcext:value-type="float">
            <text:p>0,159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00001" calcext:value-type="float">
            <text:p>0,007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,0162</text:p>
          </table:table-cell>
          <table:table-cell office:value-type="float" office:value="0.04869982" calcext:value-type="float">
            <text:p>0,0486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" calcext:value-type="float">
            <text:p>0,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8:.AG228])" office:value-type="float" office:value="0.367699991" calcext:value-type="float">
            <text:p>0,36769999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23001" calcext:value-type="float">
            <text:p>0,1023001</text:p>
          </table:table-cell>
          <table:table-cell office:value-type="float" office:value="0.2564998" calcext:value-type="float">
            <text:p>0,2564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,0163</text:p>
          </table:table-cell>
          <table:table-cell office:value-type="float" office:value="0.05179993" calcext:value-type="float">
            <text:p>0,05179993</text:p>
          </table:table-cell>
          <table:table-cell office:value-type="float" office:value="0.0034" calcext:value-type="float">
            <text:p>0,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8" calcext:value-type="float">
            <text:p>0,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29:.AG229])" office:value-type="float" office:value="0.4763998311" calcext:value-type="float">
            <text:p>0,476399831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8160003" calcext:value-type="float">
            <text:p>0,08160003</text:p>
          </table:table-cell>
          <table:table-cell office:value-type="float" office:value="0.2239" calcext:value-type="float">
            <text:p>0,2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1" calcext:value-type="float">
            <text:p>0,0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" calcext:value-type="float">
            <text:p>0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05739996" calcext:value-type="float">
            <text:p>0,05739996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39997" calcext:value-type="float">
            <text:p>0,0213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" calcext:value-type="float">
            <text:p>0,0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0:.AG230])" office:value-type="float" office:value="0.43329996" calcext:value-type="float">
            <text:p>0,4332999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158001" calcext:value-type="float">
            <text:p>0,1158001</text:p>
          </table:table-cell>
          <table:table-cell office:value-type="float" office:value="0.1646" calcext:value-type="float">
            <text:p>0,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5109994" calcext:value-type="float">
            <text:p>0,05109994</text:p>
          </table:table-cell>
          <table:table-cell office:value-type="float" office:value="0.0034" calcext:value-type="float">
            <text:p>0,0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20002" calcext:value-type="float">
            <text:p>0,036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1:.AG231])" office:value-type="float" office:value="0.40220006" calcext:value-type="float">
            <text:p>0,4022000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7700008" calcext:value-type="float">
            <text:p>0,07700008</text:p>
          </table:table-cell>
          <table:table-cell office:value-type="float" office:value="0.1770001" calcext:value-type="float">
            <text:p>0,17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00001" calcext:value-type="float">
            <text:p>0,007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689976" calcext:value-type="float">
            <text:p>0,04689976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39999" calcext:value-type="float">
            <text:p>0,075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2:.AG232])" office:value-type="float" office:value="0.4064999311" calcext:value-type="float">
            <text:p>0,406499931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8380008" calcext:value-type="float">
            <text:p>0,08380008</text:p>
          </table:table-cell>
          <table:table-cell office:value-type="float" office:value="0.1591001" calcext:value-type="float">
            <text:p>0,15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4139988" calcext:value-type="float">
            <text:p>0,0413998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30002" calcext:value-type="float">
            <text:p>0,025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3:.AG233])" office:value-type="float" office:value="0.339700081" calcext:value-type="float">
            <text:p>0,33970008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9090006" calcext:value-type="float">
            <text:p>0,09090006</text:p>
          </table:table-cell>
          <table:table-cell office:value-type="float" office:value="0.1810001" calcext:value-type="float">
            <text:p>0,18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9" calcext:value-type="float">
            <text:p>0,0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" calcext:value-type="float">
            <text:p>0,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04839981" calcext:value-type="float">
            <text:p>0,0483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0001" calcext:value-type="float">
            <text:p>0,028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4:.AG234])" office:value-type="float" office:value="0.38499998" calcext:value-type="float">
            <text:p>0,38499998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7190007" calcext:value-type="float">
            <text:p>0,07190007</text:p>
          </table:table-cell>
          <table:table-cell office:value-type="float" office:value="0.1477001" calcext:value-type="float">
            <text:p>0,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4719974" calcext:value-type="float">
            <text:p>0,04719974</text:p>
          </table:table-cell>
          <table:table-cell office:value-type="float" office:value="0.004" calcext:value-type="float">
            <text:p>0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5" calcext:value-type="float">
            <text:p>0,0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5:.AG235])" office:value-type="float" office:value="0.327899911" calcext:value-type="float">
            <text:p>0,32789991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7470005" calcext:value-type="float">
            <text:p>0,07470005</text:p>
          </table:table-cell>
          <table:table-cell office:value-type="float" office:value="0.1666001" calcext:value-type="float">
            <text:p>0,166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00001" calcext:value-type="float">
            <text:p>0,007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979981" calcext:value-type="float">
            <text:p>0,04979981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4" calcext:value-type="float">
            <text:p>0,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6:.AG236])" office:value-type="float" office:value="0.355999961" calcext:value-type="float">
            <text:p>0,35599996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580005" calcext:value-type="float">
            <text:p>0,06580005</text:p>
          </table:table-cell>
          <table:table-cell office:value-type="float" office:value="0.157" calcext:value-type="float">
            <text:p>0,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00001" calcext:value-type="float">
            <text:p>0,006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399982" calcext:value-type="float">
            <text:p>0,0439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9999" calcext:value-type="float">
            <text:p>0,053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7:.AG237])" office:value-type="float" office:value="0.348499861" calcext:value-type="float">
            <text:p>0,34849986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7420006" calcext:value-type="float">
            <text:p>0,07420006</text:p>
          </table:table-cell>
          <table:table-cell office:value-type="float" office:value="0.1533" calcext:value-type="float">
            <text:p>0,1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319982" calcext:value-type="float">
            <text:p>0,04319982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10001" calcext:value-type="float">
            <text:p>0,0191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8:.AG238])" office:value-type="float" office:value="0.31939989" calcext:value-type="float">
            <text:p>0,31939989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8350009" calcext:value-type="float">
            <text:p>0,08350009</text:p>
          </table:table-cell>
          <table:table-cell office:value-type="float" office:value="0.1625001" calcext:value-type="float">
            <text:p>0,16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73" calcext:value-type="float">
            <text:p>0,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5249977" calcext:value-type="float">
            <text:p>0,0524997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0001" calcext:value-type="float">
            <text:p>0,01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" calcext:value-type="float">
            <text:p>0,0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39:.AG239])" office:value-type="float" office:value="0.347999971" calcext:value-type="float">
            <text:p>0,34799997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760006" calcext:value-type="float">
            <text:p>0,08760006</text:p>
          </table:table-cell>
          <table:table-cell office:value-type="float" office:value="0.2025001" calcext:value-type="float">
            <text:p>0,2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4519979" calcext:value-type="float">
            <text:p>0,04519979</text:p>
          </table:table-cell>
          <table:table-cell office:value-type="float" office:value="0.0025" calcext:value-type="float">
            <text:p>0,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00001" calcext:value-type="float">
            <text:p>0,01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0:.AG240])" office:value-type="float" office:value="0.38569996" calcext:value-type="float">
            <text:p>0,38569996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250011" calcext:value-type="float">
            <text:p>0,09250011</text:p>
          </table:table-cell>
          <table:table-cell office:value-type="float" office:value="0.1984" calcext:value-type="float">
            <text:p>0,1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00001" calcext:value-type="float">
            <text:p>0,007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5449992" calcext:value-type="float">
            <text:p>0,0544999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,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1:.AG241])" office:value-type="float" office:value="0.417300031" calcext:value-type="float">
            <text:p>0,417300031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010007" calcext:value-type="float">
            <text:p>0,08010007</text:p>
          </table:table-cell>
          <table:table-cell office:value-type="float" office:value="0.2069001" calcext:value-type="float">
            <text:p>0,20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00001" calcext:value-type="float">
            <text:p>0,007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5439994" calcext:value-type="float">
            <text:p>0,0543999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00001" calcext:value-type="float">
            <text:p>0,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2:.AG242])" office:value-type="float" office:value="0.4350001211" calcext:value-type="float">
            <text:p>0,435000121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051001" calcext:value-type="float">
            <text:p>0,1051001</text:p>
          </table:table-cell>
          <table:table-cell office:value-type="float" office:value="0.1624001" calcext:value-type="float">
            <text:p>0,162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200001" calcext:value-type="float">
            <text:p>0,008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909997" calcext:value-type="float">
            <text:p>0,04909997</text:p>
          </table:table-cell>
          <table:table-cell office:value-type="float" office:value="0.0014" calcext:value-type="float">
            <text:p>0,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9998" calcext:value-type="float">
            <text:p>0,0139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3:.AG243])" office:value-type="float" office:value="0.363300151" calcext:value-type="float">
            <text:p>0,36330015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7210007" calcext:value-type="float">
            <text:p>0,07210007</text:p>
          </table:table-cell>
          <table:table-cell office:value-type="float" office:value="0.1564001" calcext:value-type="float">
            <text:p>0,156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959997" calcext:value-type="float">
            <text:p>0,0495999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3" calcext:value-type="float">
            <text:p>0,0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4:.AG244])" office:value-type="float" office:value="0.32700014" calcext:value-type="float">
            <text:p>0,32700014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320007" calcext:value-type="float">
            <text:p>0,08320007</text:p>
          </table:table-cell>
          <table:table-cell office:value-type="float" office:value="0.1579" calcext:value-type="float">
            <text:p>0,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569984" calcext:value-type="float">
            <text:p>0,04569984</text:p>
          </table:table-cell>
          <table:table-cell office:value-type="float" office:value="0.0033" calcext:value-type="float">
            <text:p>0,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79999" calcext:value-type="float">
            <text:p>0,027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5:.AG245])" office:value-type="float" office:value="0.3534999" calcext:value-type="float">
            <text:p>0,3534999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8340007" calcext:value-type="float">
            <text:p>0,08340007</text:p>
          </table:table-cell>
          <table:table-cell office:value-type="float" office:value="0.1768" calcext:value-type="float">
            <text:p>0,1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" calcext:value-type="float">
            <text:p>0,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5079975" calcext:value-type="float">
            <text:p>0,0507997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30002" calcext:value-type="float">
            <text:p>0,050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6:.AG246])" office:value-type="float" office:value="0.39509984" calcext:value-type="float">
            <text:p>0,3950998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360007" calcext:value-type="float">
            <text:p>0,07360007</text:p>
          </table:table-cell>
          <table:table-cell office:value-type="float" office:value="0.1591001" calcext:value-type="float">
            <text:p>0,159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4899976" calcext:value-type="float">
            <text:p>0,0489997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9999" calcext:value-type="float">
            <text:p>0,015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7:.AG247])" office:value-type="float" office:value="0.3309999211" calcext:value-type="float">
            <text:p>0,330999921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860007" calcext:value-type="float">
            <text:p>0,07860007</text:p>
          </table:table-cell>
          <table:table-cell office:value-type="float" office:value="0.1561001" calcext:value-type="float">
            <text:p>0,15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00001" calcext:value-type="float">
            <text:p>0,007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949973" calcext:value-type="float">
            <text:p>0,0494997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09999" calcext:value-type="float">
            <text:p>0,065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8:.AG248])" office:value-type="float" office:value="0.3788998911" calcext:value-type="float">
            <text:p>0,378899891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7540007" calcext:value-type="float">
            <text:p>0,07540007</text:p>
          </table:table-cell>
          <table:table-cell office:value-type="float" office:value="0.167" calcext:value-type="float">
            <text:p>0,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99999" calcext:value-type="float">
            <text:p>0,007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679989" calcext:value-type="float">
            <text:p>0,0467998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00001" calcext:value-type="float">
            <text:p>0,03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49:.AG249])" office:value-type="float" office:value="0.3509999691" calcext:value-type="float">
            <text:p>0,350999969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360006" calcext:value-type="float">
            <text:p>0,07360006</text:p>
          </table:table-cell>
          <table:table-cell office:value-type="float" office:value="0.1783001" calcext:value-type="float">
            <text:p>0,17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00001" calcext:value-type="float">
            <text:p>0,006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75" calcext:value-type="float">
            <text:p>0,0175</text:p>
          </table:table-cell>
          <table:table-cell office:value-type="float" office:value="0.0611998" calcext:value-type="float">
            <text:p>0,0611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50002" calcext:value-type="float">
            <text:p>0,020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0:.AG250])" office:value-type="float" office:value="0.3670999812" calcext:value-type="float">
            <text:p>0,367099981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230007" calcext:value-type="float">
            <text:p>0,08230007</text:p>
          </table:table-cell>
          <table:table-cell office:value-type="float" office:value="0.2180001" calcext:value-type="float">
            <text:p>0,21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3" calcext:value-type="float">
            <text:p>0,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1" calcext:value-type="float">
            <text:p>0,0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6769993" calcext:value-type="float">
            <text:p>0,06769993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9999" calcext:value-type="float">
            <text:p>0,03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1:.AG251])" office:value-type="float" office:value="0.44340009" calcext:value-type="float">
            <text:p>0,4434000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100007" calcext:value-type="float">
            <text:p>0,08100007</text:p>
          </table:table-cell>
          <table:table-cell office:value-type="float" office:value="0.2272" calcext:value-type="float">
            <text:p>0,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00001" calcext:value-type="float">
            <text:p>0,008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8759986" calcext:value-type="float">
            <text:p>0,08759986</text:p>
          </table:table-cell>
          <table:table-cell office:value-type="float" office:value="0.0054" calcext:value-type="float">
            <text:p>0,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70001" calcext:value-type="float">
            <text:p>0,059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2:.AG252])" office:value-type="float" office:value="0.4933999411" calcext:value-type="float">
            <text:p>0,4933999411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280007" calcext:value-type="float">
            <text:p>0,07280007</text:p>
          </table:table-cell>
          <table:table-cell office:value-type="float" office:value="0.1757001" calcext:value-type="float">
            <text:p>0,17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00001" calcext:value-type="float">
            <text:p>0,007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669977" calcext:value-type="float">
            <text:p>0,0466997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90001" calcext:value-type="float">
            <text:p>0,025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3:.AG253])" office:value-type="float" office:value="0.351099951" calcext:value-type="float">
            <text:p>0,3510999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450007" calcext:value-type="float">
            <text:p>0,08450007</text:p>
          </table:table-cell>
          <table:table-cell office:value-type="float" office:value="0.1499001" calcext:value-type="float">
            <text:p>0,149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1" calcext:value-type="float">
            <text:p>0,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69978" calcext:value-type="float">
            <text:p>0,04269978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0002" calcext:value-type="float">
            <text:p>0,021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" calcext:value-type="float">
            <text:p>0,00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4:.AG254])" office:value-type="float" office:value="0.3315999701" calcext:value-type="float">
            <text:p>0,331599970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440006" calcext:value-type="float">
            <text:p>0,07440006</text:p>
          </table:table-cell>
          <table:table-cell office:value-type="float" office:value="0.1557001" calcext:value-type="float">
            <text:p>0,155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73" calcext:value-type="float">
            <text:p>0,0173</text:p>
          </table:table-cell>
          <table:table-cell office:value-type="float" office:value="0.04229971" calcext:value-type="float">
            <text:p>0,0422997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9" calcext:value-type="float">
            <text:p>0,0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5:.AG255])" office:value-type="float" office:value="0.35679987" calcext:value-type="float">
            <text:p>0,35679987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550004" calcext:value-type="float">
            <text:p>0,06550004</text:p>
          </table:table-cell>
          <table:table-cell office:value-type="float" office:value="0.1521" calcext:value-type="float">
            <text:p>0,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79979" calcext:value-type="float">
            <text:p>0,04079979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" calcext:value-type="float">
            <text:p>0,0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6:.AG256])" office:value-type="float" office:value="0.364999831" calcext:value-type="float">
            <text:p>0,36499983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830006" calcext:value-type="float">
            <text:p>0,06830006</text:p>
          </table:table-cell>
          <table:table-cell office:value-type="float" office:value="0.1583001" calcext:value-type="float">
            <text:p>0,158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448998" calcext:value-type="float">
            <text:p>0,044899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" calcext:value-type="float">
            <text:p>0,0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7:.AG257])" office:value-type="float" office:value="0.3490999611" calcext:value-type="float">
            <text:p>0,349099961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8140007" calcext:value-type="float">
            <text:p>0,08140007</text:p>
          </table:table-cell>
          <table:table-cell office:value-type="float" office:value="0.1584001" calcext:value-type="float">
            <text:p>0,15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379983" calcext:value-type="float">
            <text:p>0,0437998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" calcext:value-type="float">
            <text:p>0,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8:.AG258])" office:value-type="float" office:value="0.358100001" calcext:value-type="float">
            <text:p>0,35810000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7960007" calcext:value-type="float">
            <text:p>0,07960007</text:p>
          </table:table-cell>
          <table:table-cell office:value-type="float" office:value="0.1581001" calcext:value-type="float">
            <text:p>0,158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200001" calcext:value-type="float">
            <text:p>0,007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4129979" calcext:value-type="float">
            <text:p>0,04129979</text:p>
          </table:table-cell>
          <table:table-cell office:value-type="float" office:value="0.0031" calcext:value-type="float">
            <text:p>0,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0002" calcext:value-type="float">
            <text:p>0,043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9:.AG259])" office:value-type="float" office:value="0.3541999812" calcext:value-type="float">
            <text:p>0,354199981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490007" calcext:value-type="float">
            <text:p>0,07490007</text:p>
          </table:table-cell>
          <table:table-cell office:value-type="float" office:value="0.1518001" calcext:value-type="float">
            <text:p>0,151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,0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219986" calcext:value-type="float">
            <text:p>0,04219986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09999" calcext:value-type="float">
            <text:p>0,041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0:.AG260])" office:value-type="float" office:value="0.3378000211" calcext:value-type="float">
            <text:p>0,337800021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710006" calcext:value-type="float">
            <text:p>0,06710006</text:p>
          </table:table-cell>
          <table:table-cell office:value-type="float" office:value="0.1568001" calcext:value-type="float">
            <text:p>0,156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00001" calcext:value-type="float">
            <text:p>0,006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4379972" calcext:value-type="float">
            <text:p>0,04379972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0002" calcext:value-type="float">
            <text:p>0,0308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1:.AG261])" office:value-type="float" office:value="0.327699901" calcext:value-type="float">
            <text:p>0,32769990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560006" calcext:value-type="float">
            <text:p>0,07560006</text:p>
          </table:table-cell>
          <table:table-cell office:value-type="float" office:value="0.1704001" calcext:value-type="float">
            <text:p>0,17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759985" calcext:value-type="float">
            <text:p>0,04759985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70002" calcext:value-type="float">
            <text:p>0,0417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2:.AG262])" office:value-type="float" office:value="0.36560003" calcext:value-type="float">
            <text:p>0,3656000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6780005" calcext:value-type="float">
            <text:p>0,06780005</text:p>
          </table:table-cell>
          <table:table-cell office:value-type="float" office:value="0.1761001" calcext:value-type="float">
            <text:p>0,176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00001" calcext:value-type="float">
            <text:p>0,006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299979" calcext:value-type="float">
            <text:p>0,04299979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" calcext:value-type="float">
            <text:p>0,0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3:.AG263])" office:value-type="float" office:value="0.363099941" calcext:value-type="float">
            <text:p>0,36309994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310005" calcext:value-type="float">
            <text:p>0,07310005</text:p>
          </table:table-cell>
          <table:table-cell office:value-type="float" office:value="0.1439001" calcext:value-type="float">
            <text:p>0,143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269971" calcext:value-type="float">
            <text:p>0,04269971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30002" calcext:value-type="float">
            <text:p>0,064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4:.AG264])" office:value-type="float" office:value="0.35169988" calcext:value-type="float">
            <text:p>0,35169988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6820003" calcext:value-type="float">
            <text:p>0,06820003</text:p>
          </table:table-cell>
          <table:table-cell office:value-type="float" office:value="0.1669001" calcext:value-type="float">
            <text:p>0,16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" calcext:value-type="float">
            <text:p>0,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4269982" calcext:value-type="float">
            <text:p>0,04269982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80001" calcext:value-type="float">
            <text:p>0,055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5:.AG265])" office:value-type="float" office:value="0.3620999601" calcext:value-type="float">
            <text:p>0,362099960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7310007" calcext:value-type="float">
            <text:p>0,07310007</text:p>
          </table:table-cell>
          <table:table-cell office:value-type="float" office:value="0.1503001" calcext:value-type="float">
            <text:p>0,15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179973" calcext:value-type="float">
            <text:p>0,0417997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00002" calcext:value-type="float">
            <text:p>0,035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6:.AG266])" office:value-type="float" office:value="0.3275999211" calcext:value-type="float">
            <text:p>0,327599921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580006" calcext:value-type="float">
            <text:p>0,06580006</text:p>
          </table:table-cell>
          <table:table-cell office:value-type="float" office:value="0.1539" calcext:value-type="float">
            <text:p>0,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00001" calcext:value-type="float">
            <text:p>0,005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209971" calcext:value-type="float">
            <text:p>0,04209971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0001" calcext:value-type="float">
            <text:p>0,042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7:.AG267])" office:value-type="float" office:value="0.3299997811" calcext:value-type="float">
            <text:p>0,329999781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7410006" calcext:value-type="float">
            <text:p>0,07410006</text:p>
          </table:table-cell>
          <table:table-cell office:value-type="float" office:value="0.1472001" calcext:value-type="float">
            <text:p>0,147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" calcext:value-type="float">
            <text:p>0,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3959977" calcext:value-type="float">
            <text:p>0,03959977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9998" calcext:value-type="float">
            <text:p>0,027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8:.AG268])" office:value-type="float" office:value="0.31829991" calcext:value-type="float">
            <text:p>0,3182999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240005" calcext:value-type="float">
            <text:p>0,06240005</text:p>
          </table:table-cell>
          <table:table-cell office:value-type="float" office:value="0.135" calcext:value-type="float">
            <text:p>0,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99999" calcext:value-type="float">
            <text:p>0,0057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3889984" calcext:value-type="float">
            <text:p>0,0388998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5" calcext:value-type="float">
            <text:p>0,0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9:.AG269])" office:value-type="float" office:value="0.2764998891" calcext:value-type="float">
            <text:p>0,276499889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540006" calcext:value-type="float">
            <text:p>0,06540006</text:p>
          </table:table-cell>
          <table:table-cell office:value-type="float" office:value="0.1604001" calcext:value-type="float">
            <text:p>0,16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2" calcext:value-type="float">
            <text:p>0,0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4" calcext:value-type="float">
            <text:p>0,0004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399997" calcext:value-type="float">
            <text:p>0,0399997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30001" calcext:value-type="float">
            <text:p>0,048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0:.AG270])" office:value-type="float" office:value="0.3403998702" calcext:value-type="float">
            <text:p>0,3403998702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7630007" calcext:value-type="float">
            <text:p>0,07630007</text:p>
          </table:table-cell>
          <table:table-cell office:value-type="float" office:value="0.1552001" calcext:value-type="float">
            <text:p>0,155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99999" calcext:value-type="float">
            <text:p>0,008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229971" calcext:value-type="float">
            <text:p>0,04229971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0001" calcext:value-type="float">
            <text:p>0,046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1:.AG271])" office:value-type="float" office:value="0.349899889" calcext:value-type="float">
            <text:p>0,34989988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000001" calcext:value-type="float">
            <text:p>0,1000001</text:p>
          </table:table-cell>
          <table:table-cell office:value-type="float" office:value="0.1531001" calcext:value-type="float">
            <text:p>0,153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89979" calcext:value-type="float">
            <text:p>0,0408997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40001" calcext:value-type="float">
            <text:p>0,026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2:.AG272])" office:value-type="float" office:value="0.3481000011" calcext:value-type="float">
            <text:p>0,348100001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810004" calcext:value-type="float">
            <text:p>0,06810004</text:p>
          </table:table-cell>
          <table:table-cell office:value-type="float" office:value="0.1441001" calcext:value-type="float">
            <text:p>0,14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1194" calcext:value-type="float">
            <text:p>0,119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9" calcext:value-type="float">
            <text:p>0,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4529976" calcext:value-type="float">
            <text:p>0,0452997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79999" calcext:value-type="float">
            <text:p>0,029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3:.AG273])" office:value-type="float" office:value="0.4418998902" calcext:value-type="float">
            <text:p>0,441899890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350004" calcext:value-type="float">
            <text:p>0,06350004</text:p>
          </table:table-cell>
          <table:table-cell office:value-type="float" office:value="0.1477001" calcext:value-type="float">
            <text:p>0,147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5" calcext:value-type="float">
            <text:p>0,0005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00001" calcext:value-type="float">
            <text:p>0,006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119973" calcext:value-type="float">
            <text:p>0,04119973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99999" calcext:value-type="float">
            <text:p>0,00099999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4:.AG274])" office:value-type="float" office:value="0.3093998709" calcext:value-type="float">
            <text:p>0,3093998709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7150007" calcext:value-type="float">
            <text:p>0,07150007</text:p>
          </table:table-cell>
          <table:table-cell office:value-type="float" office:value="0.1519001" calcext:value-type="float">
            <text:p>0,151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129978" calcext:value-type="float">
            <text:p>0,0412997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29999" calcext:value-type="float">
            <text:p>0,0262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5:.AG275])" office:value-type="float" office:value="0.3179999411" calcext:value-type="float">
            <text:p>0,317999941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7090005" calcext:value-type="float">
            <text:p>0,07090005</text:p>
          </table:table-cell>
          <table:table-cell office:value-type="float" office:value="0.1822" calcext:value-type="float">
            <text:p>0,1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700001" calcext:value-type="float">
            <text:p>0,006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29965" calcext:value-type="float">
            <text:p>0,04029965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0002" calcext:value-type="float">
            <text:p>0,0624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6:.AG276])" office:value-type="float" office:value="0.384199721" calcext:value-type="float">
            <text:p>0,38419972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670005" calcext:value-type="float">
            <text:p>0,06670005</text:p>
          </table:table-cell>
          <table:table-cell office:value-type="float" office:value="0.1760001" calcext:value-type="float">
            <text:p>0,17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4209978" calcext:value-type="float">
            <text:p>0,04209978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90001" calcext:value-type="float">
            <text:p>0,0449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7:.AG277])" office:value-type="float" office:value="0.3629999401" calcext:value-type="float">
            <text:p>0,362999940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280002" calcext:value-type="float">
            <text:p>0,06280002</text:p>
          </table:table-cell>
          <table:table-cell office:value-type="float" office:value="0.1365" calcext:value-type="float">
            <text:p>0,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00001" calcext:value-type="float">
            <text:p>0,005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3779973" calcext:value-type="float">
            <text:p>0,03779973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0002" calcext:value-type="float">
            <text:p>0,022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000001" calcext:value-type="float">
            <text:p>0,0006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8:.AG278])" office:value-type="float" office:value="0.2850997712" calcext:value-type="float">
            <text:p>0,2850997712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490005" calcext:value-type="float">
            <text:p>0,06490005</text:p>
          </table:table-cell>
          <table:table-cell office:value-type="float" office:value="0.155" calcext:value-type="float">
            <text:p>0,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1" calcext:value-type="float">
            <text:p>0,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4009974" calcext:value-type="float">
            <text:p>0,04009974</text:p>
          </table:table-cell>
          <table:table-cell office:value-type="float" office:value="0.0022" calcext:value-type="float">
            <text:p>0,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1" calcext:value-type="float">
            <text:p>0,0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79:.AG279])" office:value-type="float" office:value="0.34089979" calcext:value-type="float">
            <text:p>0,3408997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700006" calcext:value-type="float">
            <text:p>0,06700006</text:p>
          </table:table-cell>
          <table:table-cell office:value-type="float" office:value="0.1684001" calcext:value-type="float">
            <text:p>0,168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319986" calcext:value-type="float">
            <text:p>0,04319986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49998" calcext:value-type="float">
            <text:p>0,0974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0:.AG280])" office:value-type="float" office:value="0.404400001" calcext:value-type="float">
            <text:p>0,40440000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8230009" calcext:value-type="float">
            <text:p>0,08230009</text:p>
          </table:table-cell>
          <table:table-cell office:value-type="float" office:value="0.1555" calcext:value-type="float">
            <text:p>0,1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39998" calcext:value-type="float">
            <text:p>0,0439998</text:p>
          </table:table-cell>
          <table:table-cell office:value-type="float" office:value="0.0032" calcext:value-type="float">
            <text:p>0,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09999" calcext:value-type="float">
            <text:p>0,0270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1:.AG281])" office:value-type="float" office:value="0.3397998811" calcext:value-type="float">
            <text:p>0,339799881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980005" calcext:value-type="float">
            <text:p>0,06980005</text:p>
          </table:table-cell>
          <table:table-cell office:value-type="float" office:value="0.1507001" calcext:value-type="float">
            <text:p>0,150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059974" calcext:value-type="float">
            <text:p>0,04059974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69999" calcext:value-type="float">
            <text:p>0,0456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2:.AG282])" office:value-type="float" office:value="0.3332998801" calcext:value-type="float">
            <text:p>0,333299880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7240007" calcext:value-type="float">
            <text:p>0,07240007</text:p>
          </table:table-cell>
          <table:table-cell office:value-type="float" office:value="0.1653001" calcext:value-type="float">
            <text:p>0,165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7139982" calcext:value-type="float">
            <text:p>0,07139982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" calcext:value-type="float">
            <text:p>0,0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3:.AG283])" office:value-type="float" office:value="0.37319999" calcext:value-type="float">
            <text:p>0,3731999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7330007" calcext:value-type="float">
            <text:p>0,07330007</text:p>
          </table:table-cell>
          <table:table-cell office:value-type="float" office:value="0.1530001" calcext:value-type="float">
            <text:p>0,153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00001" calcext:value-type="float">
            <text:p>0,0068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819967" calcext:value-type="float">
            <text:p>0,04819967</text:p>
          </table:table-cell>
          <table:table-cell office:value-type="float" office:value="0.0012" calcext:value-type="float">
            <text:p>0,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5" calcext:value-type="float">
            <text:p>0,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" calcext:value-type="float">
            <text:p>0,000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4:.AG284])" office:value-type="float" office:value="0.338999841" calcext:value-type="float">
            <text:p>0,33899984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6810004" calcext:value-type="float">
            <text:p>0,06810004</text:p>
          </table:table-cell>
          <table:table-cell office:value-type="float" office:value="0.1417001" calcext:value-type="float">
            <text:p>0,1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6" calcext:value-type="float">
            <text:p>0,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289984" calcext:value-type="float">
            <text:p>0,04289984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0001" calcext:value-type="float">
            <text:p>0,043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00001" calcext:value-type="float">
            <text:p>0,0007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5:.AG285])" office:value-type="float" office:value="0.3238999901" calcext:value-type="float">
            <text:p>0,323899990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7090002" calcext:value-type="float">
            <text:p>0,07090002</text:p>
          </table:table-cell>
          <table:table-cell office:value-type="float" office:value="0.1417001" calcext:value-type="float">
            <text:p>0,14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00001" calcext:value-type="float">
            <text:p>0,005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189973" calcext:value-type="float">
            <text:p>0,04189973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0001" calcext:value-type="float">
            <text:p>0,0278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6:.AG286])" office:value-type="float" office:value="0.309499861" calcext:value-type="float">
            <text:p>0,309499861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7440005" calcext:value-type="float">
            <text:p>0,07440005</text:p>
          </table:table-cell>
          <table:table-cell office:value-type="float" office:value="0.1784" calcext:value-type="float">
            <text:p>0,1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" calcext:value-type="float">
            <text:p>0,0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049983" calcext:value-type="float">
            <text:p>0,0404998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89999" calcext:value-type="float">
            <text:p>0,0708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7:.AG287])" office:value-type="float" office:value="0.39179987" calcext:value-type="float">
            <text:p>0,39179987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680005" calcext:value-type="float">
            <text:p>0,06680005</text:p>
          </table:table-cell>
          <table:table-cell office:value-type="float" office:value="0.1541001" calcext:value-type="float">
            <text:p>0,154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100001" calcext:value-type="float">
            <text:p>0,0071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249979" calcext:value-type="float">
            <text:p>0,04249979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8:.AG288])" office:value-type="float" office:value="0.3915999411" calcext:value-type="float">
            <text:p>0,391599941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960005" calcext:value-type="float">
            <text:p>0,06960005</text:p>
          </table:table-cell>
          <table:table-cell office:value-type="float" office:value="0.1316" calcext:value-type="float">
            <text:p>0,1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99999" calcext:value-type="float">
            <text:p>0,0065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5019976" calcext:value-type="float">
            <text:p>0,05019976</text:p>
          </table:table-cell>
          <table:table-cell office:value-type="float" office:value="0.0013" calcext:value-type="float">
            <text:p>0,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00024" calcext:value-type="float">
            <text:p>0,0058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89:.AG289])" office:value-type="float" office:value="0.2856998331" calcext:value-type="float">
            <text:p>0,285699833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8210007" calcext:value-type="float">
            <text:p>0,08210007</text:p>
          </table:table-cell>
          <table:table-cell office:value-type="float" office:value="0.1469001" calcext:value-type="float">
            <text:p>0,1469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2" calcext:value-type="float">
            <text:p>0,0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099999" calcext:value-type="float">
            <text:p>0,0070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5959988" calcext:value-type="float">
            <text:p>0,05959988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0:.AG290])" office:value-type="float" office:value="0.350600049" calcext:value-type="float">
            <text:p>0,350600049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440005" calcext:value-type="float">
            <text:p>0,06440005</text:p>
          </table:table-cell>
          <table:table-cell office:value-type="float" office:value="0.1347" calcext:value-type="float">
            <text:p>0,1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5" calcext:value-type="float">
            <text:p>0,0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" calcext:value-type="float">
            <text:p>0,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3799981" calcext:value-type="float">
            <text:p>0,03799981</text:p>
          </table:table-cell>
          <table:table-cell office:value-type="float" office:value="0.0029" calcext:value-type="float">
            <text:p>0,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69997" calcext:value-type="float">
            <text:p>0,01469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1:.AG291])" office:value-type="float" office:value="0.28179983" calcext:value-type="float">
            <text:p>0,2817998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6880003" calcext:value-type="float">
            <text:p>0,06880003</text:p>
          </table:table-cell>
          <table:table-cell office:value-type="float" office:value="0.1515001" calcext:value-type="float">
            <text:p>0,15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500001" calcext:value-type="float">
            <text:p>0,0065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179977" calcext:value-type="float">
            <text:p>0,04179977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60001" calcext:value-type="float">
            <text:p>0,0196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00001" calcext:value-type="float">
            <text:p>0,0005000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2:.AG292])" office:value-type="float" office:value="0.3090999111" calcext:value-type="float">
            <text:p>0,309099911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600004" calcext:value-type="float">
            <text:p>0,06600004</text:p>
          </table:table-cell>
          <table:table-cell office:value-type="float" office:value="0.1528001" calcext:value-type="float">
            <text:p>0,152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2" calcext:value-type="float">
            <text:p>0,0002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00001" calcext:value-type="float">
            <text:p>0,0057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4079978" calcext:value-type="float">
            <text:p>0,04079978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0002" calcext:value-type="float">
            <text:p>0,0435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3:.AG293])" office:value-type="float" office:value="0.329599941" calcext:value-type="float">
            <text:p>0,32959994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510005" calcext:value-type="float">
            <text:p>0,06510005</text:p>
          </table:table-cell>
          <table:table-cell office:value-type="float" office:value="0.1502001" calcext:value-type="float">
            <text:p>0,150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000001" calcext:value-type="float">
            <text:p>0,0008000001</text:p>
          </table:table-cell>
          <table:table-cell office:value-type="float" office:value="0.0004" calcext:value-type="float">
            <text:p>0,0004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3" calcext:value-type="float">
            <text:p>0,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109982" calcext:value-type="float">
            <text:p>0,04109982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9" calcext:value-type="float">
            <text:p>0,0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4:.AG294])" office:value-type="float" office:value="0.3131999701" calcext:value-type="float">
            <text:p>0,313199970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530005" calcext:value-type="float">
            <text:p>0,06530005</text:p>
          </table:table-cell>
          <table:table-cell office:value-type="float" office:value="0.1495001" calcext:value-type="float">
            <text:p>0,14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4179974" calcext:value-type="float">
            <text:p>0,0417997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0002" calcext:value-type="float">
            <text:p>0,0333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5:.AG295])" office:value-type="float" office:value="0.31619991" calcext:value-type="float">
            <text:p>0,316199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670006" calcext:value-type="float">
            <text:p>0,06670006</text:p>
          </table:table-cell>
          <table:table-cell office:value-type="float" office:value="0.1374" calcext:value-type="float">
            <text:p>0,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6" calcext:value-type="float">
            <text:p>0,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4019975" calcext:value-type="float">
            <text:p>0,04019975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20002" calcext:value-type="float">
            <text:p>0,084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6:.AG296])" office:value-type="float" office:value="0.35469983" calcext:value-type="float">
            <text:p>0,3546998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7180006" calcext:value-type="float">
            <text:p>0,07180006</text:p>
          </table:table-cell>
          <table:table-cell office:value-type="float" office:value="0.1395001" calcext:value-type="float">
            <text:p>0,139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34" calcext:value-type="float">
            <text:p>0,0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3" calcext:value-type="float">
            <text:p>0,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4089981" calcext:value-type="float">
            <text:p>0,04089981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0001" calcext:value-type="float">
            <text:p>0,0174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7:.AG297])" office:value-type="float" office:value="0.29749998" calcext:value-type="float">
            <text:p>0,2974999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6650006" calcext:value-type="float">
            <text:p>0,06650006</text:p>
          </table:table-cell>
          <table:table-cell office:value-type="float" office:value="0.1608001" calcext:value-type="float">
            <text:p>0,1608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,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400001" calcext:value-type="float">
            <text:p>0,0064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3909981" calcext:value-type="float">
            <text:p>0,03909981</text:p>
          </table:table-cell>
          <table:table-cell office:value-type="float" office:value="0.0011" calcext:value-type="float">
            <text:p>0,0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3" calcext:value-type="float">
            <text:p>0,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8:.AG298])" office:value-type="float" office:value="0.317699971" calcext:value-type="float">
            <text:p>0,31769997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6410007" calcext:value-type="float">
            <text:p>0,06410007</text:p>
          </table:table-cell>
          <table:table-cell office:value-type="float" office:value="0.1517001" calcext:value-type="float">
            <text:p>0,151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3" calcext:value-type="float">
            <text:p>0,000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.0029" calcext:value-type="float">
            <text:p>0,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00001" calcext:value-type="float">
            <text:p>0,0059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4089971" calcext:value-type="float">
            <text:p>0,04089971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39999" calcext:value-type="float">
            <text:p>0,0363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99:.AG299])" office:value-type="float" office:value="0.322499871" calcext:value-type="float">
            <text:p>0,32249987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7600006" calcext:value-type="float">
            <text:p>0,07600006</text:p>
          </table:table-cell>
          <table:table-cell office:value-type="float" office:value="0.1404001" calcext:value-type="float">
            <text:p>0,14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8" calcext:value-type="float">
            <text:p>0,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300001" calcext:value-type="float">
            <text:p>0,0083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3" calcext:value-type="float">
            <text:p>0,0003</text:p>
          </table:table-cell>
          <table:table-cell office:value-type="float" office:value="0" calcext:value-type="float">
            <text:p>0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4099987" calcext:value-type="float">
            <text:p>0,04099987</text:p>
          </table:table-cell>
          <table:table-cell office:value-type="float" office:value="0.0009" calcext:value-type="float">
            <text:p>0,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70001" calcext:value-type="float">
            <text:p>0,0257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" calcext:value-type="float">
            <text:p>0,000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0:.AG300])" office:value-type="float" office:value="0.313700041" calcext:value-type="float">
            <text:p>0,31370004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7120005" calcext:value-type="float">
            <text:p>0,07120005</text:p>
          </table:table-cell>
          <table:table-cell office:value-type="float" office:value="0.1515001" calcext:value-type="float">
            <text:p>0,151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00001" calcext:value-type="float">
            <text:p>0,000900000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36" calcext:value-type="float">
            <text:p>0,0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" calcext:value-type="float">
            <text:p>0,0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119989" calcext:value-type="float">
            <text:p>0,04119989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19999" calcext:value-type="float">
            <text:p>0,0231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8" calcext:value-type="float">
            <text:p>0,000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01:.AG301])" office:value-type="float" office:value="0.3168000301" calcext:value-type="float">
            <text:p>0,31680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900101" calcext:value-type="float">
            <text:p>0,500900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8000041" calcext:value-type="float">
            <text:p>0,5580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57005" calcext:value-type="float">
            <text:p>0,5557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7700271" calcext:value-type="float">
            <text:p>0,4677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2500301" calcext:value-type="float">
            <text:p>0,5825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5500231" calcext:value-type="float">
            <text:p>0,4755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4560065" calcext:value-type="float">
            <text:p>1,2456006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2099881" calcext:value-type="float">
            <text:p>0,6120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51660013" calcext:value-type="float">
            <text:p>1,5166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2799981" calcext:value-type="float">
            <text:p>0,5527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4820037" calcext:value-type="float">
            <text:p>0,9482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3500062" calcext:value-type="float">
            <text:p>0,45350006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10016" calcext:value-type="float">
            <text:p>0,5291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200121" calcext:value-type="float">
            <text:p>0,401200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8199881" calcext:value-type="float">
            <text:p>0,4981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600351" calcext:value-type="float">
            <text:p>0,5946003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90016" calcext:value-type="float">
            <text:p>0,5299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27001021" calcext:value-type="float">
            <text:p>0,4227001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2600271" calcext:value-type="float">
            <text:p>0,6226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11000141" calcext:value-type="float">
            <text:p>0,7110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79002601" calcext:value-type="float">
            <text:p>0,44790026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599911" calcext:value-type="float">
            <text:p>0,5075999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78998712" calcext:value-type="float">
            <text:p>0,39789987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339988" calcext:value-type="float">
            <text:p>0,4933998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5699991" calcext:value-type="float">
            <text:p>0,4056999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700001" calcext:value-type="float">
            <text:p>0,5047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20009" calcext:value-type="float">
            <text:p>0,3982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1500172" calcext:value-type="float">
            <text:p>0,5015001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200151" calcext:value-type="float">
            <text:p>0,4392001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1500171" calcext:value-type="float">
            <text:p>0,4815001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9600011" calcext:value-type="float">
            <text:p>0,4296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00009" calcext:value-type="float">
            <text:p>0,6430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71001101" calcext:value-type="float">
            <text:p>0,4771001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4010031" calcext:value-type="float">
            <text:p>1,2401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9399951" calcext:value-type="float">
            <text:p>0,7393999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3700321" calcext:value-type="float">
            <text:p>0,6237003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150016" calcext:value-type="float">
            <text:p>0,5815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690035" calcext:value-type="float">
            <text:p>0,6369003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4550001" calcext:value-type="float">
            <text:p>0,8455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30003" calcext:value-type="float">
            <text:p>0,563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5800269" calcext:value-type="float">
            <text:p>0,6058002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1300413" calcext:value-type="float">
            <text:p>0,6313004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300013" calcext:value-type="float">
            <text:p>0,6730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6830037" calcext:value-type="float">
            <text:p>0,6683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540015" calcext:value-type="float">
            <text:p>0,8854001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6499972" calcext:value-type="float">
            <text:p>0,5264999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8000201" calcext:value-type="float">
            <text:p>0,5780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530036" calcext:value-type="float">
            <text:p>0,6253003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15003201" calcext:value-type="float">
            <text:p>0,5215003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4660026" calcext:value-type="float">
            <text:p>0,7466002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5359991" calcext:value-type="float">
            <text:p>0,853599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5700111" calcext:value-type="float">
            <text:p>0,5757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600001" calcext:value-type="float">
            <text:p>0,5946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6820021" calcext:value-type="float">
            <text:p>0,8682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980009" calcext:value-type="float">
            <text:p>0,6598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742002" calcext:value-type="float">
            <text:p>0,7742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820033" calcext:value-type="float">
            <text:p>0,6582003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50998109" calcext:value-type="float">
            <text:p>0,62509981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690011" calcext:value-type="float">
            <text:p>0,5569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4500391" calcext:value-type="float">
            <text:p>0,5845003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38002101" calcext:value-type="float">
            <text:p>0,5438002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92001291" calcext:value-type="float">
            <text:p>0,52920012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900182" calcext:value-type="float">
            <text:p>0,5509001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350013" calcext:value-type="float">
            <text:p>0,7335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460019" calcext:value-type="float">
            <text:p>0,734600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67000099" calcext:value-type="float">
            <text:p>0,45670000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30007" calcext:value-type="float">
            <text:p>0,5153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75099971" calcext:value-type="float">
            <text:p>0,3750999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3000069" calcext:value-type="float">
            <text:p>0,4830000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139999" calcext:value-type="float">
            <text:p>0,4613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1300131" calcext:value-type="float">
            <text:p>0,4613001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270009" calcext:value-type="float">
            <text:p>0,4827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749996" calcext:value-type="float">
            <text:p>0,4974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54002101" calcext:value-type="float">
            <text:p>0,5254002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1900221" calcext:value-type="float">
            <text:p>0,4319002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4379978" calcext:value-type="float">
            <text:p>0,8437997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200391" calcext:value-type="float">
            <text:p>0,5502003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600491" calcext:value-type="float">
            <text:p>0,6436004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0489964" calcext:value-type="float">
            <text:p>1,0048996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3800231" calcext:value-type="float">
            <text:p>0,6438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65299892" calcext:value-type="float">
            <text:p>0,6652998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0700191" calcext:value-type="float">
            <text:p>0,6307001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0829997" calcext:value-type="float">
            <text:p>0,7082999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780018" calcext:value-type="float">
            <text:p>0,5678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46001601" calcext:value-type="float">
            <text:p>0,53460016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2470046" calcext:value-type="float">
            <text:p>1,0247004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8300169" calcext:value-type="float">
            <text:p>0,4183001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58550105" calcext:value-type="float">
            <text:p>1,585501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460012" calcext:value-type="float">
            <text:p>0,514600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990012" calcext:value-type="float">
            <text:p>0,5399001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2300181" calcext:value-type="float">
            <text:p>0,4623001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200003" calcext:value-type="float">
            <text:p>0,4720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2900011" calcext:value-type="float">
            <text:p>0,5129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99001" calcext:value-type="float">
            <text:p>0,3999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050029" calcext:value-type="float">
            <text:p>0,5705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6400001" calcext:value-type="float">
            <text:p>0,4264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61001" calcext:value-type="float">
            <text:p>0,506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3999961" calcext:value-type="float">
            <text:p>0,3939999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4100251" calcext:value-type="float">
            <text:p>0,5241002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25600301" calcext:value-type="float">
            <text:p>0,7256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230008" calcext:value-type="float">
            <text:p>0,4523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10024" calcext:value-type="float">
            <text:p>0,5741002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500021" calcext:value-type="float">
            <text:p>0,43650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6500071" calcext:value-type="float">
            <text:p>0,5065000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3300189" calcext:value-type="float">
            <text:p>0,50330018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5000721" calcext:value-type="float">
            <text:p>0,43650007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2700311" calcext:value-type="float">
            <text:p>0,5227003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2399861" calcext:value-type="float">
            <text:p>0,4123998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19998" calcext:value-type="float">
            <text:p>0,5071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6999411" calcext:value-type="float">
            <text:p>0,39569994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10043" calcext:value-type="float">
            <text:p>0,5371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5600041" calcext:value-type="float">
            <text:p>0,4156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50008" calcext:value-type="float">
            <text:p>0,5135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3320051" calcext:value-type="float">
            <text:p>0,733200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709993" calcext:value-type="float">
            <text:p>0,4570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90019" calcext:value-type="float">
            <text:p>0,509900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4400041" calcext:value-type="float">
            <text:p>0,4644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770039" calcext:value-type="float">
            <text:p>0,587700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4230014" calcext:value-type="float">
            <text:p>0,7423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520007" calcext:value-type="float">
            <text:p>0,6152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79" calcext:value-type="float">
            <text:p>0,477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280037" calcext:value-type="float">
            <text:p>0,6128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8800301" calcext:value-type="float">
            <text:p>0,5488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78007121" calcext:value-type="float">
            <text:p>0,6478007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240022" calcext:value-type="float">
            <text:p>0,8824002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13690018" calcext:value-type="float">
            <text:p>1,1369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7600041" calcext:value-type="float">
            <text:p>0,6076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300209" calcext:value-type="float">
            <text:p>0,5373002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50023" calcext:value-type="float">
            <text:p>0,620500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6230028" calcext:value-type="float">
            <text:p>0,9623002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6999901" calcext:value-type="float">
            <text:p>0,62069999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69995" calcext:value-type="float">
            <text:p>0,6506999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620017" calcext:value-type="float">
            <text:p>0,6162001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9400221" calcext:value-type="float">
            <text:p>0,5994002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0400131" calcext:value-type="float">
            <text:p>0,5804001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4679985" calcext:value-type="float">
            <text:p>1,0467998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9100262" calcext:value-type="float">
            <text:p>0,58910026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129996" calcext:value-type="float">
            <text:p>0,5612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7400231" calcext:value-type="float">
            <text:p>0,6074002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400409" calcext:value-type="float">
            <text:p>0,5744004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2300142" calcext:value-type="float">
            <text:p>0,5223001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746001001" calcext:value-type="float">
            <text:p>0,774600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439992" calcext:value-type="float">
            <text:p>0,5943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9700021" calcext:value-type="float">
            <text:p>0,57970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4300159" calcext:value-type="float">
            <text:p>0,61430015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010009" calcext:value-type="float">
            <text:p>0,6201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95200042" calcext:value-type="float">
            <text:p>0,7952000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09996" calcext:value-type="float">
            <text:p>0,5000999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400633" calcext:value-type="float">
            <text:p>0,65040063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2002" calcext:value-type="float">
            <text:p>0,5152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5999881" calcext:value-type="float">
            <text:p>0,4159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200101" calcext:value-type="float">
            <text:p>0,5042001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510009" calcext:value-type="float">
            <text:p>0,4751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5100451" calcext:value-type="float">
            <text:p>0,5351004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670009" calcext:value-type="float">
            <text:p>0,476700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4100281" calcext:value-type="float">
            <text:p>0,5741002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430029" calcext:value-type="float">
            <text:p>0,4743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157999" calcext:value-type="float">
            <text:p>0,9157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560003" calcext:value-type="float">
            <text:p>0,5956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300007" calcext:value-type="float">
            <text:p>0,4830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8800071" calcext:value-type="float">
            <text:p>0,4488000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50001" calcext:value-type="float">
            <text:p>0,505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6900011" calcext:value-type="float">
            <text:p>0,4069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1899969" calcext:value-type="float">
            <text:p>0,4918999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5400121" calcext:value-type="float">
            <text:p>0,4454001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1299981" calcext:value-type="float">
            <text:p>0,5112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3699981" calcext:value-type="float">
            <text:p>0,4436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000091" calcext:value-type="float">
            <text:p>0,4390000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5100191" calcext:value-type="float">
            <text:p>0,4951001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9800082" calcext:value-type="float">
            <text:p>0,4398000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020007" calcext:value-type="float">
            <text:p>0,4702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299781" calcext:value-type="float">
            <text:p>0,5092997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763002921" calcext:value-type="float">
            <text:p>0,97630029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50002" calcext:value-type="float">
            <text:p>0,4650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499871" calcext:value-type="float">
            <text:p>0,5134998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0599992" calcext:value-type="float">
            <text:p>0,50059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7000111" calcext:value-type="float">
            <text:p>0,3970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2700181" calcext:value-type="float">
            <text:p>0,4827001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6000091" calcext:value-type="float">
            <text:p>0,4160000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200011" calcext:value-type="float">
            <text:p>0,492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7000219" calcext:value-type="float">
            <text:p>0,44700021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89001" calcext:value-type="float">
            <text:p>0,5089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599881" calcext:value-type="float">
            <text:p>0,395599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2899982" calcext:value-type="float">
            <text:p>0,50289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1500061" calcext:value-type="float">
            <text:p>0,3815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999982" calcext:value-type="float">
            <text:p>0,50999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190018" calcext:value-type="float">
            <text:p>0,6719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5500381" calcext:value-type="float">
            <text:p>0,6355003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9500491" calcext:value-type="float">
            <text:p>0,56950049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5600082" calcext:value-type="float">
            <text:p>0,4356000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060018" calcext:value-type="float">
            <text:p>0,5806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159998" calcext:value-type="float">
            <text:p>0,4415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730016" calcext:value-type="float">
            <text:p>0,5273001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460014" calcext:value-type="float">
            <text:p>0,4146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780037" calcext:value-type="float">
            <text:p>0,5478003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600008" calcext:value-type="float">
            <text:p>0,4560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6100041" calcext:value-type="float">
            <text:p>0,5161000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300014" calcext:value-type="float">
            <text:p>0,4130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620042" calcext:value-type="float">
            <text:p>0,5362004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3243012701" calcext:value-type="float">
            <text:p>1,32430127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989993" calcext:value-type="float">
            <text:p>0,4798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90029" calcext:value-type="float">
            <text:p>0,5379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5600141" calcext:value-type="float">
            <text:p>0,3956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92" calcext:value-type="float">
            <text:p>0,4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48399981" calcext:value-type="float">
            <text:p>0,4483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539993" calcext:value-type="float">
            <text:p>0,4553999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6600271" calcext:value-type="float">
            <text:p>0,5866002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440004" calcext:value-type="float">
            <text:p>0,384400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890027" calcext:value-type="float">
            <text:p>0,5189002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91000201" calcext:value-type="float">
            <text:p>0,63910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1500111" calcext:value-type="float">
            <text:p>0,6315001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4500011" calcext:value-type="float">
            <text:p>0,6545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1970023" calcext:value-type="float">
            <text:p>0,719700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3100301" calcext:value-type="float">
            <text:p>0,543100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8930038" calcext:value-type="float">
            <text:p>0,7893003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7230002" calcext:value-type="float">
            <text:p>0,87230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289999" calcext:value-type="float">
            <text:p>0,728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5400194" calcext:value-type="float">
            <text:p>0,61540019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350021" calcext:value-type="float">
            <text:p>0,6035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750003" calcext:value-type="float">
            <text:p>0,575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840034" calcext:value-type="float">
            <text:p>0,5484003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272700201" calcext:value-type="float">
            <text:p>1,2727002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885" calcext:value-type="float">
            <text:p>0,888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3420011" calcext:value-type="float">
            <text:p>0,6342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0099932" calcext:value-type="float">
            <text:p>0,5400999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270029" calcext:value-type="float">
            <text:p>0,602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9427001001" calcext:value-type="float">
            <text:p>0,9427001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040013" calcext:value-type="float">
            <text:p>0,5904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9950014" calcext:value-type="float">
            <text:p>0,5995001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6080039" calcext:value-type="float">
            <text:p>0,560800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2219999" calcext:value-type="float">
            <text:p>0,6221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4200028" calcext:value-type="float">
            <text:p>1,0420002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71199981" calcext:value-type="float">
            <text:p>0,6711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0940013" calcext:value-type="float">
            <text:p>0,6094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1980031" calcext:value-type="float">
            <text:p>0,6198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120032" calcext:value-type="float">
            <text:p>0,521200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502003204" calcext:value-type="float">
            <text:p>0,65020032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5700523" calcext:value-type="float">
            <text:p>0,54570052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9920008" calcext:value-type="float">
            <text:p>0,6992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290007" calcext:value-type="float">
            <text:p>0,4929000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863002" calcext:value-type="float">
            <text:p>0,5863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070029" calcext:value-type="float">
            <text:p>0,550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7460021" calcext:value-type="float">
            <text:p>0,8746002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19000401" calcext:value-type="float">
            <text:p>0,43190004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720024" calcext:value-type="float">
            <text:p>0,5272002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41999401" calcext:value-type="float">
            <text:p>0,50419994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209998" calcext:value-type="float">
            <text:p>0,5120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59994" calcext:value-type="float">
            <text:p>0,3985999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400005" calcext:value-type="float">
            <text:p>0,51400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0399851" calcext:value-type="float">
            <text:p>0,4003998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399981" calcext:value-type="float">
            <text:p>0,5073999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7199952" calcext:value-type="float">
            <text:p>0,38719995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869998" calcext:value-type="float">
            <text:p>0,508699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36400079" calcext:value-type="float">
            <text:p>0,43640007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3100061" calcext:value-type="float">
            <text:p>0,5131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5000171" calcext:value-type="float">
            <text:p>0,53500017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76680008" calcext:value-type="float">
            <text:p>0,7668000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8070015" calcext:value-type="float">
            <text:p>0,4807001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690043" calcext:value-type="float">
            <text:p>0,5269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9600031" calcext:value-type="float">
            <text:p>0,41960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999972" calcext:value-type="float">
            <text:p>0,51599997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2000881" calcext:value-type="float">
            <text:p>0,427200088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87003301" calcext:value-type="float">
            <text:p>0,51870033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21000309" calcext:value-type="float">
            <text:p>0,412100030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0600352" calcext:value-type="float">
            <text:p>0,53060035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40003" calcext:value-type="float">
            <text:p>0,4014000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7800001" calcext:value-type="float">
            <text:p>0,507800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910005" calcext:value-type="float">
            <text:p>0,46910005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680043" calcext:value-type="float">
            <text:p>0,5468004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72999011" calcext:value-type="float">
            <text:p>0,4072999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1.07140098" calcext:value-type="float">
            <text:p>1,0714009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1600059" calcext:value-type="float">
            <text:p>0,45160005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000011" calcext:value-type="float">
            <text:p>0,520000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94799631" calcext:value-type="float">
            <text:p>0,4947996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25600311" calcext:value-type="float">
            <text:p>0,52560031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959984" calcext:value-type="float">
            <text:p>0,3995998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61999" calcext:value-type="float">
            <text:p>0,5161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80700061" calcext:value-type="float">
            <text:p>0,3807000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54002" calcext:value-type="float">
            <text:p>0,555400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988001" calcext:value-type="float">
            <text:p>0,3988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0969992" calcext:value-type="float">
            <text:p>0,5096999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0109999" calcext:value-type="float">
            <text:p>0,4010999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5470029" calcext:value-type="float">
            <text:p>0,5547002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1950017" calcext:value-type="float">
            <text:p>0,81950017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659982" calcext:value-type="float">
            <text:p>0,4665998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5900141" calcext:value-type="float">
            <text:p>0,51590014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9600161" calcext:value-type="float">
            <text:p>0,41960016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11000069" calcext:value-type="float">
            <text:p>0,51100006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1070018" calcext:value-type="float">
            <text:p>0,41070018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4130036" calcext:value-type="float">
            <text:p>0,54130036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500132" calcext:value-type="float">
            <text:p>0,427500132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541001539" calcext:value-type="float">
            <text:p>0,4541001539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705001" calcext:value-type="float">
            <text:p>0,47050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2760013" calcext:value-type="float">
            <text:p>0,42760013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6450004" calcext:value-type="float">
            <text:p>0,645000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710044" calcext:value-type="float">
            <text:p>0,53710044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365700031" calcext:value-type="float">
            <text:p>0,36570003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833100151" calcext:value-type="float">
            <text:p>0,83310015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4696000801" calcext:value-type="float">
            <text:p>0,469600080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style-name="Default" office:value-type="float" office:value="0.53950017" calcext:value-type="float">
            <text:p>0,53950017</text:p>
          </table:table-cell>
          <table:table-cell table:number-columns-repeated="4"/>
        </table:table-row>
        <table:table-row table:style-name="ro1" table:number-rows-repeated="104797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25T21:04:32.524000000</dc:date>
    <meta:editing-duration>PT37S</meta:editing-duration>
    <meta:editing-cycles>1</meta:editing-cycles>
    <meta:document-statistic meta:table-count="1" meta:cell-count="10542" meta:object-count="0"/>
    <meta:generator>LibreOffice/6.4.2.2$Windows_X86_64 LibreOffice_project/4e471d8c02c9c90f512f7f9ead8875b57fcb1ec3</meta:generator>
  </office:meta>
</office:document-meta>
</file>